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paragraph-rsid="00067b43"/>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officeooo:paragraph-rsid="00067b43"/>
    </style:style>
    <style:style style:name="P5" style:family="paragraph" style:parent-style-name="Standard">
      <style:paragraph-properties fo:margin-top="0cm" fo:margin-bottom="0cm" loext:contextual-spacing="false"/>
      <style:text-properties officeooo:rsid="0013310c" officeooo:paragraph-rsid="0013310c"/>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officeooo:paragraph-rsid="00067b43"/>
    </style:style>
    <style:style style:name="P8" style:family="paragraph" style:parent-style-name="Text_20_body">
      <style:paragraph-properties fo:margin-top="0cm" fo:margin-bottom="0cm" loext:contextual-spacing="false"/>
      <style:text-properties fo:font-weight="bold"/>
    </style:style>
    <style:style style:name="P9" style:family="paragraph" style:parent-style-name="Text_20_body">
      <style:paragraph-properties fo:margin-top="0cm" fo:margin-bottom="0cm" loext:contextual-spacing="false"/>
      <style:text-properties officeooo:rsid="00122d79" officeooo:paragraph-rsid="00122d79"/>
    </style:style>
    <style:style style:name="P10" style:family="paragraph" style:parent-style-name="Text_20_body">
      <style:paragraph-properties fo:margin-top="0cm" fo:margin-bottom="0cm" loext:contextual-spacing="false"/>
      <style:text-properties officeooo:rsid="0013310c" officeooo:paragraph-rsid="0013310c"/>
    </style:style>
    <style:style style:name="P11" style:family="paragraph" style:parent-style-name="Heading_20_2">
      <style:paragraph-properties fo:margin-top="0cm" fo:margin-bottom="0cm" loext:contextual-spacing="false"/>
      <style:text-properties officeooo:paragraph-rsid="00067b43"/>
    </style:style>
    <style:style style:name="P12" style:family="paragraph" style:parent-style-name="Heading_20_2">
      <style:paragraph-properties fo:margin-top="0cm" fo:margin-bottom="0cm" loext:contextual-spacing="false"/>
      <style:text-properties fo:font-weight="bold" officeooo:paragraph-rsid="00067b43"/>
    </style:style>
    <style:style style:name="P13" style:family="paragraph" style:parent-style-name="Heading_20_2">
      <style:paragraph-properties fo:margin-top="0cm" fo:margin-bottom="0cm" loext:contextual-spacing="false"/>
      <style:text-properties officeooo:rsid="0013310c" officeooo:paragraph-rsid="0013310c"/>
    </style:style>
    <style:style style:name="P14" style:family="paragraph" style:parent-style-name="Text_20_body">
      <style:text-properties fo:font-weight="bold"/>
    </style:style>
    <style:style style:name="P15" style:family="paragraph" style:parent-style-name="Text_20_body">
      <style:paragraph-properties fo:text-align="end" style:justify-single-word="false"/>
    </style:style>
    <style:style style:name="P16" style:family="paragraph" style:parent-style-name="Text_20_body">
      <style:text-properties officeooo:rsid="001feeea" officeooo:paragraph-rsid="001feeea"/>
    </style:style>
    <style:style style:name="P17" style:family="paragraph" style:parent-style-name="Heading_20_2">
      <style:paragraph-properties fo:text-align="center" style:justify-single-word="fals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
      <style:paragraph-properties fo:margin-top="0cm" fo:margin-bottom="0cm" loext:contextual-spacing="false"/>
    </style:style>
    <style:style style:name="P52" style:family="paragraph" style:parent-style-name="Text_20_body" style:list-style-name="L4">
      <style:paragraph-properties fo:margin-top="0cm" fo:margin-bottom="0cm" loext:contextual-spacing="false"/>
    </style:style>
    <style:style style:name="P53" style:family="paragraph" style:parent-style-name="Text_20_body" style:list-style-name="L5">
      <style:paragraph-properties fo:margin-top="0cm" fo:margin-bottom="0cm" loext:contextual-spacing="false"/>
    </style:style>
    <style:style style:name="P54" style:family="paragraph" style:parent-style-name="Text_20_body" style:list-style-name="L6">
      <style:paragraph-properties fo:margin-top="0cm" fo:margin-bottom="0cm" loext:contextual-spacing="false"/>
    </style:style>
    <style:style style:name="P55" style:family="paragraph" style:parent-style-name="Text_20_body" style:list-style-name="L7">
      <style:paragraph-properties fo:margin-top="0cm" fo:margin-bottom="0cm" loext:contextual-spacing="false"/>
    </style:style>
    <style:style style:name="P56" style:family="paragraph" style:parent-style-name="Text_20_body" style:list-style-name="L8">
      <style:paragraph-properties fo:margin-top="0cm" fo:margin-bottom="0cm" loext:contextual-spacing="false"/>
    </style:style>
    <style:style style:name="P57" style:family="paragraph" style:parent-style-name="Text_20_body" style:list-style-name="L9">
      <style:paragraph-properties fo:margin-top="0cm" fo:margin-bottom="0cm" loext:contextual-spacing="false"/>
    </style:style>
    <style:style style:name="P58" style:family="paragraph" style:parent-style-name="Text_20_body" style:list-style-name="L10">
      <style:paragraph-properties fo:margin-top="0cm" fo:margin-bottom="0cm" loext:contextual-spacing="false"/>
    </style:style>
    <style:style style:name="P59" style:family="paragraph" style:parent-style-name="Text_20_body" style:list-style-name="L13">
      <style:paragraph-properties fo:margin-top="0cm" fo:margin-bottom="0cm" loext:contextual-spacing="false"/>
    </style:style>
    <style:style style:name="P60" style:family="paragraph" style:parent-style-name="Text_20_body" style:list-style-name="L14">
      <style:paragraph-properties fo:margin-top="0cm" fo:margin-bottom="0cm" loext:contextual-spacing="false"/>
    </style:style>
    <style:style style:name="P61" style:family="paragraph" style:parent-style-name="Text_20_body" style:list-style-name="L17">
      <style:paragraph-properties fo:margin-top="0cm" fo:margin-bottom="0cm" loext:contextual-spacing="false"/>
    </style:style>
    <style:style style:name="P62" style:family="paragraph" style:parent-style-name="Text_20_body" style:list-style-name="L18">
      <style:paragraph-properties fo:margin-top="0cm" fo:margin-bottom="0cm" loext:contextual-spacing="false"/>
    </style:style>
    <style:style style:name="P63" style:family="paragraph" style:parent-style-name="Text_20_body" style:list-style-name="L19">
      <style:paragraph-properties fo:margin-top="0cm" fo:margin-bottom="0cm" loext:contextual-spacing="false"/>
    </style:style>
    <style:style style:name="P64" style:family="paragraph" style:parent-style-name="Text_20_body" style:list-style-name="L21">
      <style:paragraph-properties fo:margin-top="0cm" fo:margin-bottom="0cm" loext:contextual-spacing="false"/>
    </style:style>
    <style:style style:name="P65" style:family="paragraph" style:parent-style-name="Text_20_body" style:list-style-name="L24">
      <style:paragraph-properties fo:margin-top="0cm" fo:margin-bottom="0cm" loext:contextual-spacing="false"/>
    </style:style>
    <style:style style:name="P66" style:family="paragraph" style:parent-style-name="Text_20_body" style:list-style-name="L28">
      <style:paragraph-properties fo:margin-top="0cm" fo:margin-bottom="0cm" loext:contextual-spacing="false"/>
    </style:style>
    <style:style style:name="P67" style:family="paragraph" style:parent-style-name="Text_20_body" style:list-style-name="L29">
      <style:paragraph-properties fo:margin-top="0cm" fo:margin-bottom="0cm" loext:contextual-spacing="false"/>
    </style:style>
    <style:style style:name="P68" style:family="paragraph" style:parent-style-name="Text_20_body" style:list-style-name="L32">
      <style:paragraph-properties fo:margin-top="0cm" fo:margin-bottom="0cm" loext:contextual-spacing="false"/>
    </style:style>
    <style:style style:name="P69" style:family="paragraph" style:parent-style-name="Text_20_body" style:list-style-name="L33">
      <style:paragraph-properties fo:margin-top="0cm" fo:margin-bottom="0cm" loext:contextual-spacing="false"/>
    </style:style>
    <style:style style:name="P70" style:family="paragraph" style:parent-style-name="Text_20_body">
      <style:paragraph-properties fo:margin-top="0cm" fo:margin-bottom="0cm" loext:contextual-spacing="false"/>
      <style:text-properties officeooo:rsid="00122d79"/>
    </style:style>
    <style:style style:name="P71" style:family="paragraph" style:parent-style-name="Text_20_body">
      <style:paragraph-properties fo:margin-top="0cm" fo:margin-bottom="0cm" loext:contextual-spacing="false"/>
      <style:text-properties officeooo:rsid="0013310c" officeooo:paragraph-rsid="00122d79"/>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officeooo:rsid="000cd2d8"/>
    </style:style>
    <style:style style:name="T5" style:family="text">
      <style:text-properties officeooo:rsid="000ecb1d"/>
    </style:style>
    <style:style style:name="T6" style:family="text">
      <style:text-properties style:font-style-complex="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tream is a new abstract layer introduced in Java 8. Using stream, you can process data in a declarative way similar to SQL statements. For example, consider the following SQL statement.</text:p>
      <text:p text:style-name="P1">SELECT max(salary), employee_id, employee_name FROM Employee</text:p>
      <text:p text:style-name="Text_20_body">The above SQL expression automatically returns the maximum salaried employee's details, without doing any computation on the developer's end. Using collections framework in Java, a developer has to use loops and make repeated checks. Another concern is efficiency; as multi-core processors are available at ease, a Java developer has to write parallel code processing that can be pretty error-prone.</text:p>
      <text:p text:style-name="Text_20_body">To resolve such issues, Java 8 introduced the concept of stream that lets the developer to process data declaratively and leverage multicore architecture without the need to write any specific code for it.</text:p>
      <text:h text:style-name="Heading_20_2" text:outline-level="2">What is Stream?</text:h>
      <text:p text:style-name="Text_20_body">Stream represents a sequence of objects from a source, which supports aggregate operations. Following are the characteristics of a Stream −</text:p>
      <text:list xml:id="list427451315931284426" text:style-name="L1">
        <text:list-item>
          <text:p text:style-name="P18"><text:span text:style-name="T1">Sequence of elements</text:span> − A stream provides a set of elements of specific type in a sequential manner. A stream gets/computes elements on demand. It never stores the elements.</text:p>
        </text:list-item>
        <text:list-item>
          <text:p text:style-name="P18"><text:span text:style-name="T1">Source</text:span> − Stream takes Collections, Arrays, or I/O resources as input source.</text:p>
        </text:list-item>
        <text:list-item>
          <text:p text:style-name="P18"><text:span text:style-name="T1">Aggregate operations</text:span> − Stream supports aggregate operations like filter, map, limit, reduce, find, match, and so on.</text:p>
        </text:list-item>
        <text:list-item>
          <text:p text:style-name="P18"><text:span text:style-name="T1">Pipelining</text:span> − Most of the stream operations return stream itself so that their result can be pipelined. These operations are called intermediate operations and their function is to take input, process them, and return output to the target. collect() method is a terminal operation which is normally present at the end of the pipelining operation to mark the end of the stream.</text:p>
        </text:list-item>
        <text:list-item>
          <text:p text:style-name="P18"><text:span text:style-name="T1">Automatic iterations</text:span> − Stream operations do the iterations internally over the source elements provided, in contrast to Collections where explicit iteration is required.</text:p>
        </text:list-item>
      </text:list>
      <text:h text:style-name="Heading_20_2" text:outline-level="2">Generating Streams</text:h>
      <text:p text:style-name="Text_20_body">With Java 8, Collection interface has two methods to generate a Stream.</text:p>
      <text:list xml:id="list7040443006728276984" text:style-name="L2">
        <text:list-item>
          <text:p text:style-name="P19"><text:span text:style-name="T1">stream()</text:span> − Returns a sequential stream considering collection as its source.</text:p>
        </text:list-item>
        <text:list-item>
          <text:p text:style-name="P19"><text:span text:style-name="T1">parallelStream()</text:span> − Returns a parallel Stream considering collection as its source.</text:p>
        </text:list-item>
      </text:list>
      <text:p text:style-name="Preformatted_20_Text">List&lt;String&gt; strings = Arrays.asList("abc", "", "bc", "efg", "abcd","", "jkl");</text:p>
      <text:p text:style-name="P1">List&lt;String&gt; filtered = strings.stream().filter(string -&gt; !string.isEmpty()).collect(Collectors.toList());</text:p>
      <text:h text:style-name="Heading_20_2" text:outline-level="2"><text:soft-page-break/>forEach</text:h>
      <text:p text:style-name="Text_20_body">Stream has provided a new method ‘forEach’ to iterate each element of the stream. The following code segment shows how to print 10 random numbers using forEach.</text:p>
      <text:p text:style-name="Preformatted_20_Text">Random random = new Random();</text:p>
      <text:p text:style-name="P1">random.ints().limit(10).forEach(System.out::println);</text:p>
      <text:h text:style-name="Heading_20_2" text:outline-level="2">map</text:h>
      <text:p text:style-name="Text_20_body">The ‘map’ method is used to map each element to its corresponding result. The following code segment prints unique squares of numbers using map.</text:p>
      <text:p text:style-name="Preformatted_20_Text">List&lt;Integer&gt; numbers = Arrays.asList(3, 2, 2, 3, 7, 3, 5);</text:p>
      <text:p text:style-name="Preformatted_20_Text"/>
      <text:p text:style-name="Preformatted_20_Text">//get list of unique squares</text:p>
      <text:p text:style-name="P1">List&lt;Integer&gt; squaresList = numbers.stream().map( i -&gt; i*i).distinct().collect(Collectors.toList());</text:p>
      <text:h text:style-name="Heading_20_2" text:outline-level="2">filter</text:h>
      <text:p text:style-name="Text_20_body">The ‘filter’ method is used to eliminate elements based on a criteria. The following code segment prints a count of empty strings using filter.</text:p>
      <text:p text:style-name="Preformatted_20_Text">List&lt;String&gt;strings = Arrays.asList("abc", "", "bc", "efg", "abcd","", "jkl");</text:p>
      <text:p text:style-name="Preformatted_20_Text"/>
      <text:p text:style-name="Preformatted_20_Text">//get count of empty string</text:p>
      <text:p text:style-name="P1">int count = strings.stream().filter(string -&gt; string.isEmpty()).count();</text:p>
      <text:h text:style-name="Heading_20_2" text:outline-level="2">limit</text:h>
      <text:p text:style-name="Text_20_body">The ‘limit’ method is used to reduce the size of the stream. The following code segment shows how to print 10 random numbers using limit.</text:p>
      <text:p text:style-name="Preformatted_20_Text">Random random = new Random();</text:p>
      <text:p text:style-name="P1">random.ints().limit(10).forEach(System.out::println);</text:p>
      <text:h text:style-name="Heading_20_2" text:outline-level="2">sorted</text:h>
      <text:p text:style-name="Text_20_body">The ‘sorted’ method is used to sort the stream. The following code segment shows how to print 10 random numbers in a sorted order.</text:p>
      <text:p text:style-name="Preformatted_20_Text">Random random = new Random();</text:p>
      <text:p text:style-name="P1">random.ints().limit(10).sorted().forEach(System.out::println);</text:p>
      <text:h text:style-name="Heading_20_2" text:outline-level="2">Parallel Processing</text:h>
      <text:p text:style-name="Text_20_body">parallelStream is the alternative of stream for parallel processing. Take a look at the following code segment that prints a count of empty strings using parallelStream.</text:p>
      <text:p text:style-name="Preformatted_20_Text">List&lt;String&gt; strings = Arrays.asList("abc", "", "bc", "efg", "abcd","", "jkl");</text:p>
      <text:p text:style-name="Preformatted_20_Text"/>
      <text:p text:style-name="Preformatted_20_Text">//get count of empty string</text:p>
      <text:p text:style-name="P1"><text:soft-page-break/>long count = strings.parallelStream().filter(string -&gt; string.isEmpty()).count();</text:p>
      <text:p text:style-name="Text_20_body">It is very easy to switch between sequential and parallel streams.</text:p>
      <text:h text:style-name="Heading_20_2" text:outline-level="2">Collectors</text:h>
      <text:p text:style-name="Text_20_body">Collectors are used to combine the result of processing on the elements of a stream. Collectors can be used to return a list or a string.</text:p>
      <text:p text:style-name="Preformatted_20_Text">List&lt;String&gt;strings = Arrays.asList("abc", "", "bc", "efg", "abcd","", "jkl");</text:p>
      <text:p text:style-name="Preformatted_20_Text">List&lt;String&gt; filtered = strings.stream().filter(string -&gt; !string.isEmpty()).collect(Collectors.toList());</text:p>
      <text:p text:style-name="Preformatted_20_Text"/>
      <text:p text:style-name="Preformatted_20_Text">System.out.println("Filtered List: " + filtered);</text:p>
      <text:p text:style-name="Preformatted_20_Text">String mergedString = strings.stream().filter(string -&gt; !string.isEmpty()).collect(Collectors.joining(", "));</text:p>
      <text:p text:style-name="P1">System.out.println("Merged String: " + mergedString);</text:p>
      <text:h text:style-name="Heading_20_2" text:outline-level="2">Statistics</text:h>
      <text:p text:style-name="Text_20_body">With Java 8, statistics collectors are introduced to calculate all statistics when stream processing is being done.</text:p>
      <text:p text:style-name="Preformatted_20_Text">List numbers = Arrays.asList(3, 2, 2, 3, 7, 3, 5);</text:p>
      <text:p text:style-name="Preformatted_20_Text"/>
      <text:p text:style-name="Preformatted_20_Text">IntSummaryStatistics stats = numbers.stream().mapToInt((x) -&gt; x).summaryStatistics();</text:p>
      <text:p text:style-name="Preformatted_20_Text"/>
      <text:p text:style-name="Preformatted_20_Text">System.out.println("Highest number in List : " + stats.getMax());</text:p>
      <text:p text:style-name="Preformatted_20_Text">System.out.println("Lowest number in List : " + stats.getMin());</text:p>
      <text:p text:style-name="Preformatted_20_Text">System.out.println("Sum of all numbers : " + stats.getSum());</text:p>
      <text:p text:style-name="P1">System.out.println("Average of all numbers : " + stats.getAverage());</text:p>
      <text:h text:style-name="Heading_20_2" text:outline-level="2">Stream Example</text:h>
      <text:p text:style-name="Text_20_body">Create the following Java program using any editor of your choice in, say, C:\&gt; JAVA.</text:p>
      <text:h text:style-name="Heading_20_3" text:outline-level="3">Java8Tester.java</text:h>
      <text:p text:style-name="Text_20_body"><text:a xlink:type="simple" xlink:href="http://tpcg.io/QjtS4D" office:target-frame-name="_blank" xlink:show="new" text:style-name="Internet_20_link" text:visited-style-name="Visited_20_Internet_20_Link">Live Demo</text:a> </text:p>
      <text:p text:style-name="Preformatted_20_Text">import java.util.ArrayList;</text:p>
      <text:p text:style-name="Preformatted_20_Text">import java.util.Arrays;</text:p>
      <text:p text:style-name="Preformatted_20_Text">import java.util.IntSummaryStatistics;</text:p>
      <text:p text:style-name="Preformatted_20_Text">import java.util.List;</text:p>
      <text:p text:style-name="Preformatted_20_Text">import java.util.Random;</text:p>
      <text:p text:style-name="Preformatted_20_Text">import java.util.stream.Collectors;</text:p>
      <text:p text:style-name="Preformatted_20_Text">import java.util.Map;</text:p>
      <text:p text:style-name="Preformatted_20_Text"/>
      <text:p text:style-name="Preformatted_20_Text">public class Java8Tester {</text:p>
      <text:p text:style-name="Preformatted_20_Text"/>
      <text:p text:style-name="Preformatted_20_Text"><text:s text:c="3"/>public static void main(String args[]) {</text:p>
      <text:p text:style-name="Preformatted_20_Text"><text:s text:c="6"/>System.out.println("Using Java 7: ");</text:p>
      <text:p text:style-name="Preformatted_20_Text"><text:s text:c="16"/></text:p>
      <text:p text:style-name="Preformatted_20_Text"><text:s text:c="6"/>// Count empty strings</text:p>
      <text:p text:style-name="Preformatted_20_Text"><text:soft-page-break/><text:s text:c="6"/>List&lt;String&gt; strings = Arrays.asList("abc", "", "bc", "efg", "abcd","", "jkl");</text:p>
      <text:p text:style-name="Preformatted_20_Text"><text:s text:c="6"/>System.out.println("List: " +strings);</text:p>
      <text:p text:style-name="Preformatted_20_Text"><text:s text:c="6"/>long count = getCountEmptyStringUsingJava7(strings);</text:p>
      <text:p text:style-name="Preformatted_20_Text"><text:s text:c="16"/></text:p>
      <text:p text:style-name="Preformatted_20_Text"><text:s text:c="6"/>System.out.println("Empty Strings: " + count);</text:p>
      <text:p text:style-name="Preformatted_20_Text"><text:s text:c="6"/>count = getCountLength3UsingJava7(strings);</text:p>
      <text:p text:style-name="Preformatted_20_Text"><text:s text:c="16"/></text:p>
      <text:p text:style-name="Preformatted_20_Text"><text:s text:c="6"/>System.out.println("Strings of length 3: " + count);</text:p>
      <text:p text:style-name="Preformatted_20_Text"><text:s text:c="16"/></text:p>
      <text:p text:style-name="Preformatted_20_Text"><text:s text:c="6"/>//Eliminate empty string</text:p>
      <text:p text:style-name="Preformatted_20_Text"><text:s text:c="6"/>List&lt;String&gt; filtered = deleteEmptyStringsUsingJava7(strings);</text:p>
      <text:p text:style-name="Preformatted_20_Text"><text:s text:c="6"/>System.out.println("Filtered List: " + filtered);</text:p>
      <text:p text:style-name="Preformatted_20_Text"><text:s text:c="16"/></text:p>
      <text:p text:style-name="Preformatted_20_Text"><text:s text:c="6"/>//Eliminate empty string and join using comma.</text:p>
      <text:p text:style-name="Preformatted_20_Text"><text:s text:c="6"/>String mergedString = getMergedStringUsingJava7(strings,", ");</text:p>
      <text:p text:style-name="Preformatted_20_Text"><text:s text:c="6"/>System.out.println("Merged String: " + mergedString);</text:p>
      <text:p text:style-name="Preformatted_20_Text"><text:s text:c="6"/>List&lt;Integer&gt; numbers = Arrays.asList(3, 2, 2, 3, 7, 3, 5);</text:p>
      <text:p text:style-name="Preformatted_20_Text"><text:s text:c="16"/></text:p>
      <text:p text:style-name="Preformatted_20_Text"><text:s text:c="6"/>//get list of square of distinct numbers</text:p>
      <text:p text:style-name="Preformatted_20_Text"><text:s text:c="6"/>List&lt;Integer&gt; squaresList = getSquares(numbers);</text:p>
      <text:p text:style-name="Preformatted_20_Text"><text:s text:c="6"/>System.out.println("Squares List: " + squaresList);</text:p>
      <text:p text:style-name="Preformatted_20_Text"><text:s text:c="6"/>List&lt;Integer&gt; integers = Arrays.asList(1,2,13,4,15,6,17,8,19);</text:p>
      <text:p text:style-name="Preformatted_20_Text"><text:s text:c="16"/></text:p>
      <text:p text:style-name="Preformatted_20_Text"><text:s text:c="6"/>System.out.println("List: " +integers);</text:p>
      <text:p text:style-name="Preformatted_20_Text"><text:s text:c="6"/>System.out.println("Highest number in List : " + getMax(integers));</text:p>
      <text:p text:style-name="Preformatted_20_Text"><text:s text:c="6"/>System.out.println("Lowest number in List : " + getMin(integers));</text:p>
      <text:p text:style-name="Preformatted_20_Text"><text:s text:c="6"/>System.out.println("Sum of all numbers : " + getSum(integers));</text:p>
      <text:p text:style-name="Preformatted_20_Text"><text:s text:c="6"/>System.out.println("Average of all numbers : " + getAverage(integers));</text:p>
      <text:p text:style-name="Preformatted_20_Text"><text:s text:c="6"/>System.out.println("Random Numbers: ");</text:p>
      <text:p text:style-name="Preformatted_20_Text"><text:s text:c="16"/></text:p>
      <text:p text:style-name="Preformatted_20_Text"><text:s text:c="6"/>//print ten random numbers</text:p>
      <text:p text:style-name="Preformatted_20_Text"><text:s text:c="6"/>Random random = new Random();</text:p>
      <text:p text:style-name="Preformatted_20_Text"><text:s text:c="16"/></text:p>
      <text:p text:style-name="Preformatted_20_Text"><text:s text:c="6"/>for(int i = 0; i &lt; 10; i++) {</text:p>
      <text:p text:style-name="Preformatted_20_Text"><text:s text:c="9"/>System.out.println(random.nextInt());</text:p>
      <text:p text:style-name="Preformatted_20_Text"><text:s text:c="6"/>}</text:p>
      <text:p text:style-name="Preformatted_20_Text"><text:s text:c="16"/></text:p>
      <text:p text:style-name="Preformatted_20_Text"><text:s text:c="6"/>System.out.println("Using Java 8: ");</text:p>
      <text:p text:style-name="Preformatted_20_Text"><text:s text:c="6"/>System.out.println("List: " +strings);</text:p>
      <text:p text:style-name="Preformatted_20_Text"><text:s text:c="16"/></text:p>
      <text:p text:style-name="Preformatted_20_Text"><text:s text:c="6"/>count = strings.stream().filter(string-&gt;string.isEmpty()).count();</text:p>
      <text:p text:style-name="Preformatted_20_Text"><text:s text:c="6"/>System.out.println("Empty Strings: " + count);</text:p>
      <text:p text:style-name="Preformatted_20_Text"><text:s text:c="16"/></text:p>
      <text:p text:style-name="Preformatted_20_Text"><text:s text:c="6"/>count = strings.stream().filter(string -&gt; string.length() == 3).count();</text:p>
      <text:p text:style-name="Preformatted_20_Text"><text:s text:c="6"/>System.out.println("Strings of length 3: " + count);</text:p>
      <text:p text:style-name="Preformatted_20_Text"><text:s text:c="16"/></text:p>
      <text:p text:style-name="Preformatted_20_Text"><text:s text:c="6"/>filtered = strings.stream().filter(string -&gt;!string.isEmpty()).collect(Collectors.toList());</text:p>
      <text:p text:style-name="Preformatted_20_Text"><text:s text:c="6"/>System.out.println("Filtered List: " + filtered);</text:p>
      <text:p text:style-name="Preformatted_20_Text"><text:s text:c="16"/></text:p>
      <text:p text:style-name="Preformatted_20_Text"><text:s text:c="6"/>mergedString = strings.stream().filter(string -&gt;!string.isEmpty()).collect(Collectors.joining(", "));</text:p>
      <text:p text:style-name="Preformatted_20_Text"><text:s text:c="6"/>System.out.println("Merged String: " + mergedString);</text:p>
      <text:p text:style-name="Preformatted_20_Text"><text:s text:c="16"/></text:p>
      <text:p text:style-name="Preformatted_20_Text"><text:s text:c="6"/>squaresList = numbers.stream().map( i -&gt;i*i).distinct().collect(Collectors.toList());</text:p>
      <text:p text:style-name="Preformatted_20_Text"><text:s text:c="6"/>System.out.println("Squares List: " + squaresList);</text:p>
      <text:p text:style-name="Preformatted_20_Text"><text:s text:c="6"/>System.out.println("List: " +integers);</text:p>
      <text:p text:style-name="Preformatted_20_Text"><text:s text:c="16"/></text:p>
      <text:p text:style-name="Preformatted_20_Text"><text:s text:c="6"/>IntSummaryStatistics stats = integers.stream().mapToInt((x) -&gt;x).summaryStatistics();</text:p>
      <text:p text:style-name="Preformatted_20_Text"><text:s text:c="16"/></text:p>
      <text:p text:style-name="Preformatted_20_Text"><text:s text:c="6"/>System.out.println("Highest number in List : " + stats.getMax());</text:p>
      <text:p text:style-name="Preformatted_20_Text"><text:soft-page-break/><text:s text:c="6"/>System.out.println("Lowest number in List : " + stats.getMin());</text:p>
      <text:p text:style-name="Preformatted_20_Text"><text:s text:c="6"/>System.out.println("Sum of all numbers : " + stats.getSum());</text:p>
      <text:p text:style-name="Preformatted_20_Text"><text:s text:c="6"/>System.out.println("Average of all numbers : " + stats.getAverage());</text:p>
      <text:p text:style-name="Preformatted_20_Text"><text:s text:c="6"/>System.out.println("Random Numbers: ");</text:p>
      <text:p text:style-name="Preformatted_20_Text"><text:s text:c="16"/></text:p>
      <text:p text:style-name="Preformatted_20_Text"><text:s text:c="6"/>random.ints().limit(10).sorted().forEach(System.out::println);</text:p>
      <text:p text:style-name="Preformatted_20_Text"><text:s text:c="16"/></text:p>
      <text:p text:style-name="Preformatted_20_Text"><text:s text:c="6"/>//parallel processing</text:p>
      <text:p text:style-name="Preformatted_20_Text"><text:s text:c="6"/>count = strings.parallelStream().filter(string -&gt; string.isEmpty()).count();</text:p>
      <text:p text:style-name="Preformatted_20_Text"><text:s text:c="6"/>System.out.println("Empty Strings: " + count);</text:p>
      <text:p text:style-name="Preformatted_20_Text"><text:s text:c="3"/>}</text:p>
      <text:p text:style-name="Preformatted_20_Text"><text:s text:c="8"/></text:p>
      <text:p text:style-name="Preformatted_20_Text"><text:s text:c="3"/>private static int getCountEmptyStringUsingJava7(List&lt;String&gt; strings) {</text:p>
      <text:p text:style-name="Preformatted_20_Text"><text:s text:c="6"/>int count = 0;</text:p>
      <text:p text:style-name="Preformatted_20_Text"/>
      <text:p text:style-name="Preformatted_20_Text"><text:s text:c="6"/>for(String string: strings) {</text:p>
      <text:p text:style-name="Preformatted_20_Text"><text:s text:c="16"/></text:p>
      <text:p text:style-name="Preformatted_20_Text"><text:s text:c="9"/>if(string.isEmpty()) {</text:p>
      <text:p text:style-name="Preformatted_20_Text"><text:s text:c="12"/>count++;</text:p>
      <text:p text:style-name="Preformatted_20_Text"><text:s text:c="9"/>}</text:p>
      <text:p text:style-name="Preformatted_20_Text"><text:s text:c="6"/>}</text:p>
      <text:p text:style-name="Preformatted_20_Text"><text:s text:c="6"/>return count;</text:p>
      <text:p text:style-name="Preformatted_20_Text"><text:s text:c="3"/>}</text:p>
      <text:p text:style-name="Preformatted_20_Text"><text:s text:c="8"/></text:p>
      <text:p text:style-name="Preformatted_20_Text"><text:s text:c="3"/>private static int getCountLength3UsingJava7(List&lt;String&gt; strings) {</text:p>
      <text:p text:style-name="Preformatted_20_Text"><text:s text:c="6"/>int count = 0;</text:p>
      <text:p text:style-name="Preformatted_20_Text"><text:s text:c="16"/></text:p>
      <text:p text:style-name="Preformatted_20_Text"><text:s text:c="6"/>for(String string: strings) {</text:p>
      <text:p text:style-name="Preformatted_20_Text"><text:s text:c="16"/></text:p>
      <text:p text:style-name="Preformatted_20_Text"><text:s text:c="9"/>if(string.length() == 3) {</text:p>
      <text:p text:style-name="Preformatted_20_Text"><text:s text:c="12"/>count++;</text:p>
      <text:p text:style-name="Preformatted_20_Text"><text:s text:c="9"/>}</text:p>
      <text:p text:style-name="Preformatted_20_Text"><text:s text:c="6"/>}</text:p>
      <text:p text:style-name="Preformatted_20_Text"><text:s text:c="6"/>return count;</text:p>
      <text:p text:style-name="Preformatted_20_Text"><text:s text:c="3"/>}</text:p>
      <text:p text:style-name="Preformatted_20_Text"><text:s text:c="8"/></text:p>
      <text:p text:style-name="Preformatted_20_Text"><text:s text:c="3"/>private static List&lt;String&gt; deleteEmptyStringsUsingJava7(List&lt;String&gt; strings) {</text:p>
      <text:p text:style-name="Preformatted_20_Text"><text:s text:c="6"/>List&lt;String&gt; filteredList = new ArrayList&lt;String&gt;();</text:p>
      <text:p text:style-name="Preformatted_20_Text"><text:s text:c="16"/></text:p>
      <text:p text:style-name="Preformatted_20_Text"><text:s text:c="6"/>for(String string: strings) {</text:p>
      <text:p text:style-name="Preformatted_20_Text"><text:s text:c="16"/></text:p>
      <text:p text:style-name="Preformatted_20_Text"><text:s text:c="9"/>if(!string.isEmpty()) {</text:p>
      <text:p text:style-name="Preformatted_20_Text"><text:s text:c="13"/>filteredList.add(string);</text:p>
      <text:p text:style-name="Preformatted_20_Text"><text:s text:c="9"/>}</text:p>
      <text:p text:style-name="Preformatted_20_Text"><text:s text:c="6"/>}</text:p>
      <text:p text:style-name="Preformatted_20_Text"><text:s text:c="6"/>return filteredList;</text:p>
      <text:p text:style-name="Preformatted_20_Text"><text:s text:c="3"/>}</text:p>
      <text:p text:style-name="Preformatted_20_Text"><text:s text:c="8"/></text:p>
      <text:p text:style-name="Preformatted_20_Text"><text:s text:c="3"/>private static String getMergedStringUsingJava7(List&lt;String&gt; strings, String separator) {</text:p>
      <text:p text:style-name="Preformatted_20_Text"><text:s text:c="6"/>StringBuilder stringBuilder = new StringBuilder();</text:p>
      <text:p text:style-name="Preformatted_20_Text"><text:s text:c="16"/></text:p>
      <text:p text:style-name="Preformatted_20_Text"><text:s text:c="6"/>for(String string: strings) {</text:p>
      <text:p text:style-name="Preformatted_20_Text"><text:s text:c="16"/></text:p>
      <text:p text:style-name="Preformatted_20_Text"><text:s text:c="9"/>if(!string.isEmpty()) {</text:p>
      <text:p text:style-name="Preformatted_20_Text"><text:s text:c="12"/>stringBuilder.append(string);</text:p>
      <text:p text:style-name="Preformatted_20_Text"><text:s text:c="12"/>stringBuilder.append(separator);</text:p>
      <text:p text:style-name="Preformatted_20_Text"><text:s text:c="9"/>}</text:p>
      <text:p text:style-name="Preformatted_20_Text"><text:s text:c="6"/>}</text:p>
      <text:p text:style-name="Preformatted_20_Text"><text:s text:c="6"/>String mergedString = stringBuilder.toString();</text:p>
      <text:p text:style-name="Preformatted_20_Text"><text:s text:c="6"/>return mergedString.substring(0, mergedString.length()-2);</text:p>
      <text:p text:style-name="Preformatted_20_Text"><text:s text:c="3"/>}</text:p>
      <text:p text:style-name="Preformatted_20_Text"><text:soft-page-break/><text:s text:c="8"/></text:p>
      <text:p text:style-name="Preformatted_20_Text"><text:s text:c="3"/>private static List&lt;Integer&gt; getSquares(List&lt;Integer&gt; numbers) {</text:p>
      <text:p text:style-name="Preformatted_20_Text"><text:s text:c="6"/>List&lt;Integer&gt; squaresList = new ArrayList&lt;Integer&gt;();</text:p>
      <text:p text:style-name="Preformatted_20_Text"><text:s text:c="16"/></text:p>
      <text:p text:style-name="Preformatted_20_Text"><text:s text:c="6"/>for(Integer number: numbers) {</text:p>
      <text:p text:style-name="Preformatted_20_Text"><text:s text:c="9"/>Integer square = new Integer(number.intValue() * number.intValue());</text:p>
      <text:p text:style-name="Preformatted_20_Text"><text:s text:c="24"/></text:p>
      <text:p text:style-name="Preformatted_20_Text"><text:s text:c="9"/>if(!squaresList.contains(square)) {</text:p>
      <text:p text:style-name="Preformatted_20_Text"><text:s text:c="12"/>squaresList.add(square);</text:p>
      <text:p text:style-name="Preformatted_20_Text"><text:s text:c="9"/>}</text:p>
      <text:p text:style-name="Preformatted_20_Text"><text:s text:c="6"/>}</text:p>
      <text:p text:style-name="Preformatted_20_Text"><text:s text:c="6"/>return squaresList;</text:p>
      <text:p text:style-name="Preformatted_20_Text"><text:s text:c="3"/>}</text:p>
      <text:p text:style-name="Preformatted_20_Text"><text:s text:c="8"/></text:p>
      <text:p text:style-name="Preformatted_20_Text"><text:s text:c="3"/>private static int getMax(List&lt;Integer&gt; numbers) {</text:p>
      <text:p text:style-name="Preformatted_20_Text"><text:s text:c="6"/>int max = numbers.get(0);</text:p>
      <text:p text:style-name="Preformatted_20_Text"><text:s text:c="16"/></text:p>
      <text:p text:style-name="Preformatted_20_Text"><text:s text:c="6"/>for(int i = 1;i &lt; numbers.size();i++) {</text:p>
      <text:p text:style-name="Preformatted_20_Text"><text:s text:c="16"/></text:p>
      <text:p text:style-name="Preformatted_20_Text"><text:s text:c="9"/>Integer number = numbers.get(i);</text:p>
      <text:p text:style-name="Preformatted_20_Text"><text:s text:c="24"/></text:p>
      <text:p text:style-name="Preformatted_20_Text"><text:s text:c="9"/>if(number.intValue() &gt; max) {</text:p>
      <text:p text:style-name="Preformatted_20_Text"><text:s text:c="12"/>max = number.intValue();</text:p>
      <text:p text:style-name="Preformatted_20_Text"><text:s text:c="9"/>}</text:p>
      <text:p text:style-name="Preformatted_20_Text"><text:s text:c="6"/>}</text:p>
      <text:p text:style-name="Preformatted_20_Text"><text:s text:c="6"/>return max;</text:p>
      <text:p text:style-name="Preformatted_20_Text"><text:s text:c="3"/>}</text:p>
      <text:p text:style-name="Preformatted_20_Text"><text:s text:c="8"/></text:p>
      <text:p text:style-name="Preformatted_20_Text"><text:s text:c="3"/>private static int getMin(List&lt;Integer&gt; numbers) {</text:p>
      <text:p text:style-name="Preformatted_20_Text"><text:s text:c="6"/>int min = numbers.get(0);</text:p>
      <text:p text:style-name="Preformatted_20_Text"><text:s text:c="16"/></text:p>
      <text:p text:style-name="Preformatted_20_Text"><text:s text:c="6"/>for(int i= 1;i &lt; numbers.size();i++) {</text:p>
      <text:p text:style-name="Preformatted_20_Text"><text:s text:c="9"/>Integer number = numbers.get(i);</text:p>
      <text:p text:style-name="Preformatted_20_Text"><text:s text:c="16"/></text:p>
      <text:p text:style-name="Preformatted_20_Text"><text:s text:c="9"/>if(number.intValue() &lt; min) {</text:p>
      <text:p text:style-name="Preformatted_20_Text"><text:s text:c="12"/>min = number.intValue();</text:p>
      <text:p text:style-name="Preformatted_20_Text"><text:s text:c="9"/>}</text:p>
      <text:p text:style-name="Preformatted_20_Text"><text:s text:c="6"/>}</text:p>
      <text:p text:style-name="Preformatted_20_Text"><text:s text:c="6"/>return min;</text:p>
      <text:p text:style-name="Preformatted_20_Text"><text:s text:c="3"/>}</text:p>
      <text:p text:style-name="Preformatted_20_Text"><text:s text:c="8"/></text:p>
      <text:p text:style-name="Preformatted_20_Text"><text:s text:c="3"/>private static int getSum(List numbers) {</text:p>
      <text:p text:style-name="Preformatted_20_Text"><text:s text:c="6"/>int sum = (int)(numbers.get(0));</text:p>
      <text:p text:style-name="Preformatted_20_Text"><text:s text:c="16"/></text:p>
      <text:p text:style-name="Preformatted_20_Text"><text:s text:c="6"/>for(int i = 1;i &lt; numbers.size();i++) {</text:p>
      <text:p text:style-name="Preformatted_20_Text"><text:s text:c="9"/>sum += (int)numbers.get(i);</text:p>
      <text:p text:style-name="Preformatted_20_Text"><text:s text:c="6"/>}</text:p>
      <text:p text:style-name="Preformatted_20_Text"><text:s text:c="6"/>return sum;</text:p>
      <text:p text:style-name="Preformatted_20_Text"><text:s text:c="3"/>}</text:p>
      <text:p text:style-name="Preformatted_20_Text"><text:s text:c="8"/></text:p>
      <text:p text:style-name="Preformatted_20_Text"><text:s text:c="3"/>private static int getAverage(List&lt;Integer&gt; numbers) {</text:p>
      <text:p text:style-name="Preformatted_20_Text"><text:s text:c="6"/>return getSum(numbers) / numbers.size();</text:p>
      <text:p text:style-name="Preformatted_20_Text"><text:s text:c="3"/>}</text:p>
      <text:p text:style-name="P1">}</text:p>
      <text:p text:style-name="Standard"/>
      <text:section text:style-name="Sect1" text:name="ember3340">
        <text:section text:style-name="Sect1" text:name="ember3341">
          <text:h text:style-name="P17" text:outline-level="2">Understanding streams</text:h>
          <text:p text:style-name="Text_20_body"><text:span text:style-name="T1">Stream </text:span>is a tool for data sequences processing in a more functional style. We don't need to use cycles because a stream has an internal optimized cycle. Streams allow you to concentrate on the <text:soft-page-break/>question "<text:span text:style-name="T1">what should the code do?"</text:span> instead of "<text:span text:style-name="T1">how should the code do it?"</text:span>. In addition, this approach is easy for parallelizing. </text:p>
          <text:p text:style-name="Text_20_body">A stream may seem like a collection. But, actually, a stream doesn't store elements. It conveys elements from a source such as a collection, an array, a generator function, an I/O channel, another stream and so on.</text:p>
          <text:p text:style-name="Text_20_body">There are several stream classes in Java: <text:span text:style-name="T1">Stream&lt;T&gt;</text:span>, <text:span text:style-name="T1">IntStream</text:span>, <text:span text:style-name="T1">LongStream</text:span> and <text:span text:style-name="T1">DoubleStream</text:span>. While generic stream works with reference types, three other streams work with corresponding primitive types. Further we will consider what and when is better to use.</text:p>
          <text:p text:style-name="Text_20_body">Let's see an example. It is often necessary to filter a list by a condition and then collect suitable elements in a new list.</text:p>
          <text:p text:style-name="Preformatted_20_Text"><text:span text:style-name="Source_20_Text">// the list values is filled with some elements</text:span></text:p>
          <text:p text:style-name="Preformatted_20_Text"><text:span text:style-name="Source_20_Text">List&lt;Integer&gt; values = ...</text:span></text:p>
          <text:p text:style-name="Preformatted_20_Text"><text:span text:style-name="Source_20_Text">List&lt;Integer&gt; filteredValues = new ArrayList&lt;&gt;();</text:span></text:p>
          <text:p text:style-name="Preformatted_20_Text"><text:span text:style-name="Source_20_Text">for (Integer val : values) {</text:span></text:p>
          <text:p text:style-name="Preformatted_20_Text"><text:span text:style-name="Source_20_Text">    if (val &gt;= 10) {</text:span></text:p>
          <text:p text:style-name="Preformatted_20_Text"><text:span text:style-name="Source_20_Text">        filteredValues.add(val);</text:span></text:p>
          <text:p text:style-name="Preformatted_20_Text"><text:span text:style-name="Source_20_Text">    }</text:span></text:p>
          <text:p text:style-name="P1"><text:span text:style-name="Source_20_Text">}</text:span></text:p>
          <text:p text:style-name="Text_20_body">The cycle with a filtering is an often used construction in data processing. The same functionality with Stream API is shown below.</text:p>
          <text:p text:style-name="Preformatted_20_Text"><text:span text:style-name="Source_20_Text">// the list values is filled with some elements</text:span></text:p>
          <text:p text:style-name="Preformatted_20_Text"><text:span text:style-name="Source_20_Text">List&lt;Integer&gt; values = ...</text:span></text:p>
          <text:p text:style-name="Preformatted_20_Text"><text:span text:style-name="Source_20_Text">List&lt;Integer&gt; filteredValues = values.stream()</text:span></text:p>
          <text:p text:style-name="Preformatted_20_Text"><text:span text:style-name="Source_20_Text"><text:s text:c="8"/>.filter(val -&gt; val &gt;= 10)</text:span></text:p>
          <text:p text:style-name="P1"><text:span text:style-name="Source_20_Text"><text:s text:c="8"/>.collect(Collectors.toList());</text:span></text:p>
          <text:p text:style-name="Text_20_body">In this case, we get a stream from a collection, then filter elements by a condition and collect the stream to a new List collection. It's simple enough. The method <text:span text:style-name="T1">filter</text:span> accepts a predicate (in this case, represented by lambda expression) to test each value in the stream.</text:p>
          <text:p text:style-name="Text_20_body"><text:span text:style-name="T1">IMPORTANT:</text:span> when we apply method <text:span text:style-name="T1">filter</text:span> to a stream, nothing is evaluated. Only <text:span text:style-name="T1">terminal operations</text:span> begin evaluations (for example, <text:span text:style-name="T1">collect</text:span>). Because of it, streams are called <text:span text:style-name="T1">lazy</text:span>.</text:p>
          <text:p text:style-name="Text_20_body">Further we will consider ways to create streams and some common stream operations.</text:p>
        </text:section>
      </text:section>
      <text:h text:style-name="P17" text:outline-level="2">How can I create a stream?</text:h>
      <text:p text:style-name="Text_20_body">There are a lot of ways to create a stream in Java. </text:p>
      <text:p text:style-name="Text_20_body">1) The most common way to take a stream is to create it from a collection. Any collection has a method <text:span text:style-name="T1">stream()</text:span> for this purpose.</text:p>
      <text:p text:style-name="Preformatted_20_Text"><text:span text:style-name="Source_20_Text">List&lt;Integer&gt; famousNumbers = Arrays.asList(0, 1, 1, 2, 3, 5, 8, 13, 21, 34, 55);</text:span></text:p>
      <text:p text:style-name="Preformatted_20_Text"><text:span text:style-name="Source_20_Text">Stream&lt;Integer&gt; numbersStream = famousNumbers.stream();</text:span></text:p>
      <text:p text:style-name="Preformatted_20_Text"/>
      <text:p text:style-name="Preformatted_20_Text"><text:span text:style-name="Source_20_Text">Set&lt;String&gt; usefulConcepts = new HashSet&lt;&gt;(Arrays.asList("functions", "lazy", "immutability"));</text:span></text:p>
      <text:p text:style-name="P1"><text:span text:style-name="Source_20_Text">Stream&lt;String&gt; conceptsStream = usefulConcepts.stream();</text:span></text:p>
      <text:p text:style-name="Text_20_body"><text:soft-page-break/>2) From an array</text:p>
      <text:p text:style-name="P1"><text:span text:style-name="Source_20_Text">Stream&lt;Double&gt; doubleStream = Arrays.stream(new Double[]{ 1.01, 1d, 0.99, 1.02, 1d, 0.99 });</text:span></text:p>
      <text:p text:style-name="Text_20_body">3) From a string</text:p>
      <text:p text:style-name="P1"><text:span text:style-name="Source_20_Text">IntStream stream = "aibohphobia".chars(); // It returns IntStream!</text:span></text:p>
      <text:p text:style-name="Text_20_body">4) From values</text:p>
      <text:p text:style-name="P1"><text:span text:style-name="Source_20_Text">LongStream longStream = LongStream.of(111_111_111L, 333_333_333L);</text:span></text:p>
      <text:p text:style-name="P6"/>
      <text:p text:style-name="P6">5) From another streams</text:p>
      <text:p text:style-name="Text_20_body"/>
      <text:p text:style-name="P1"><text:span text:style-name="Source_20_Text">Stream&lt;BigInteger&gt; concatedStream = Stream.concat(Stream.empty(), Stream.empty());</text:span></text:p>
      <text:p text:style-name="Text_20_body">6) Use <text:span text:style-name="T1">Stream.generate()</text:span></text:p>
      <text:p text:style-name="Preformatted_20_Text"><text:span text:style-name="Source_20_Text">Stream&lt;User&gt; userStream = Stream.generate(User::new);</text:span></text:p>
      <text:p text:style-name="P1"><text:span text:style-name="Source_20_Text">DoubleStream randomStream = DoubleStream.generate(Math::random);</text:span></text:p>
      <text:p text:style-name="Text_20_body">7) Use <text:span text:style-name="T1">Stream.iterate()</text:span></text:p>
      <text:p text:style-name="P1"><text:span text:style-name="Source_20_Text">IntStream oddNumbersStream = IntStream.iterate(1, x -&gt; x + 2);</text:span></text:p>
      <text:p text:style-name="P7">8) Use <text:span text:style-name="T1">Stream.range()</text:span> or <text:span text:style-name="T1">Stream.rangeClosed()</text:span>. Method <text:span text:style-name="T1">rangeClosed()</text:span> includes an upper bound.В интерфейсе Stream нет методов range() и rangeClosed(), они объявлены только в интерфейсах IntStream и LongStream!!!!!</text:p>
      <text:p text:style-name="P7"/>
      <text:p text:style-name="P2"><text:span text:style-name="Source_20_Text">LongStream rangedStream = LongStream.rangeClosed(100_000, 1_000_000);</text:span></text:p>
      <text:p text:style-name="P7"/>
      <text:p text:style-name="P7">There are also other ways to create a stream: from a file, from I/O stream and so on.</text:p>
      <text:p text:style-name="P7"/>
      <text:p text:style-name="P4"/>
      <text:section text:style-name="Sect1" text:name="ember3437">
        <text:section text:style-name="Sect1" text:name="ember3438">
          <text:h text:style-name="P17" text:outline-level="2">Common stream operations</text:h>
          <text:p text:style-name="Text_20_body">All stream operations are divided into two groups:</text:p>
          <text:list xml:id="list5304781195632392139" text:style-name="L3">
            <text:list-item>
              <text:p text:style-name="P51"><text:span text:style-name="T1">Intermediate operations</text:span> that are always lazy and returns a new stream, such as <text:span text:style-name="T1">filter</text:span>, <text:span text:style-name="T1">map</text:span>, <text:span text:style-name="T1">limit,</text:span> <text:span text:style-name="T1">sorted</text:span>, ...</text:p>
            </text:list-item>
            <text:list-item>
              <text:p text:style-name="P20"><text:span text:style-name="T1">Terminal operations</text:span> that returns a result or produce a side-effect, such as <text:span text:style-name="T1">min,</text:span> <text:span text:style-name="T1">max</text:span>, <text:span text:style-name="T1">count</text:span>, <text:span text:style-name="T1">reduce</text:span>, <text:span text:style-name="T1">collect</text:span>, ...</text:p>
            </text:list-item>
          </text:list>
          <text:p text:style-name="Text_20_body">Let's consider some common used operations.</text:p>
          <text:p text:style-name="P14">Intermediate operations</text:p>
          <text:list xml:id="list682244986318808842" text:style-name="L4">
            <text:list-item>
              <text:p text:style-name="P52"><text:span text:style-name="T1">filter</text:span> returns a stream including the elements that match a predicate</text:p>
            </text:list-item>
            <text:list-item>
              <text:p text:style-name="P52"><text:soft-page-break/><text:span text:style-name="T1">map</text:span> returns a stream consisting of the elements that was obtained by applying a function (transforms each element)</text:p>
            </text:list-item>
            <text:list-item>
              <text:p text:style-name="P52"><text:span text:style-name="T1">limit</text:span> return a stream consisting of first N elements of this stream</text:p>
            </text:list-item>
            <text:list-item>
              <text:p text:style-name="P52"><text:span text:style-name="T1">distinct</text:span> returns a stream that have only unique elements according to method <text:span text:style-name="T1">equals</text:span></text:p>
            </text:list-item>
            <text:list-item>
              <text:p text:style-name="P52"><text:span text:style-name="T1">sorted </text:span>returns a stream consisting of the elements, sorted according to natural order / the given comparator</text:p>
            </text:list-item>
            <text:list-item>
              <text:p text:style-name="P21"><text:span text:style-name="T1">flatMap </text:span>allows to replace a value with a stream and concatenates all streams together</text:p>
            </text:list-item>
          </text:list>
          <text:p text:style-name="P6"/>
          <text:p text:style-name="P14">Terminal operations</text:p>
          <text:list xml:id="list5841031439600245622" text:style-name="L5">
            <text:list-item>
              <text:p text:style-name="P53"><text:span text:style-name="T1">collect(toList)</text:span> returns a list from the values in a stream, in general cases <text:span text:style-name="T1">collect</text:span> is a more complex operation</text:p>
            </text:list-item>
            <text:list-item>
              <text:p text:style-name="P53"><text:span text:style-name="T1">toArray</text:span> returns an array from the values in a stream</text:p>
            </text:list-item>
            <text:list-item>
              <text:p text:style-name="P53"><text:span text:style-name="T1">max / min</text:span> returns maximum / minimum element of the stream according to the given comparator</text:p>
            </text:list-item>
            <text:list-item>
              <text:p text:style-name="P53"><text:span text:style-name="T1">count</text:span> returns the count of elements in the stream</text:p>
            </text:list-item>
            <text:list-item>
              <text:p text:style-name="P53"><text:span text:style-name="T1">forEach</text:span> performs an operation for each elements of the stream (<text:span text:style-name="T2">be careful with side-effects!</text:span>)</text:p>
            </text:list-item>
            <text:list-item>
              <text:p text:style-name="P53"><text:span text:style-name="T1">reduce</text:span> combines values from the stream into a single value (aggregate value)</text:p>
            </text:list-item>
            <text:list-item>
              <text:p text:style-name="P22"><text:span text:style-name="T1">anyMatch</text:span> returns true if at least one element matches a predicate (see also: <text:span text:style-name="T1">allMatch</text:span>, <text:span text:style-name="T1">noneMatch</text:span>)</text:p>
            </text:list-item>
          </text:list>
          <text:p text:style-name="P6"/>
          <text:p text:style-name="P6">Such operations as <text:span text:style-name="T1">filter,</text:span> <text:span text:style-name="T1">map</text:span>, <text:span text:style-name="T1">flatMap</text:span>, <text:span text:style-name="T1">reduce</text:span>, <text:span text:style-name="T1">forEach</text:span> and some others are called <text:span text:style-name="T1">higher-order functions</text:span> because they accept another functions as arguments.</text:p>
          <text:p text:style-name="P6"/>
          <text:p text:style-name="Text_20_body">For more details, see: </text:p>
          <text:list xml:id="list7829930219126409511" text:style-name="L6">
            <text:list-item>
              <text:p text:style-name="P54"><text:a xlink:type="simple" xlink:href="https://docs.oracle.com/javase/8/docs/api/java/util/stream/Stream.html" office:target-frame-name="_blank" xlink:show="new" text:style-name="Internet_20_link" text:visited-style-name="Visited_20_Internet_20_Link">https://docs.oracle.com/javase/8/docs/api/java/util/stream/Stream.html</text:a></text:p>
            </text:list-item>
            <text:list-item>
              <text:p text:style-name="P54"><text:a xlink:type="simple" xlink:href="https://www.tutorialspoint.com/java8/java8_streams.htm" office:target-frame-name="_blank" xlink:show="new" text:style-name="Internet_20_link" text:visited-style-name="Visited_20_Internet_20_Link">https://www.tutorialspoint.com/java8/java8_streams.htm</text:a></text:p>
            </text:list-item>
            <text:list-item>
              <text:p text:style-name="P23">the book with pictures <text:span text:style-name="T3">Richard Warburton. Java 8 Lambdas</text:span> </text:p>
            </text:list-item>
          </text:list>
        </text:section>
      </text:section>
      <text:p text:style-name="P3"/>
      <text:section text:style-name="Sect1" text:name="ember3487">
        <text:section text:style-name="Sect1" text:name="ember3488">
          <text:p text:style-name="P6"><text:span text:style-name="T1">Example 1.</text:span> Let's assume we have a list of words and we'd like to construct a long word from the short words (length &lt; 4). The long word should be in upper case, each source word must be in the result only once.</text:p>
          <text:p text:style-name="Text_20_body"/>
          <text:p text:style-name="Preformatted_20_Text"><text:span text:style-name="Source_20_Text">String longWord = words.stream()</text:span></text:p>
          <text:p text:style-name="Preformatted_20_Text"><text:span text:style-name="Source_20_Text"><text:s text:c="8"/>.filter(w -&gt; w.length() &lt; 4)</text:span></text:p>
          <text:p text:style-name="Preformatted_20_Text"><text:span text:style-name="Source_20_Text">        .map(String::toUpperCase)</text:span></text:p>
          <text:p text:style-name="Preformatted_20_Text"><text:span text:style-name="Source_20_Text">        .distinct()</text:span></text:p>
          <text:p text:style-name="P1"><text:span text:style-name="Source_20_Text">        .reduce("", String::concat); // terminal operation</text:span></text:p>
          <text:p text:style-name="P6"> </text:p>
          <text:p text:style-name="P6">1) creating a stream from the list (<text:span text:style-name="T1">stream()</text:span>)</text:p>
          <text:p text:style-name="P6">2) filtering the stream by lengths of the words (<text:span text:style-name="T1">filter()</text:span>)</text:p>
          <text:p text:style-name="P6"><text:soft-page-break/>3) mapping each word to upper case (<text:span text:style-name="T1">map()</text:span>)</text:p>
          <text:p text:style-name="P6">4) removing the repeating words (<text:span text:style-name="T1">distinct()</text:span>)</text:p>
          <text:p text:style-name="P6">5) concatenating all words (<text:span text:style-name="T1">reduce()</text:span>), the first argument is identity (neutral element), the second is a function for combining result. </text:p>
          <text:p text:style-name="P6"/>
          <text:p text:style-name="P6">A list of words and the corresponding long word:</text:p>
          <text:p text:style-name="Text_20_body"/>
          <text:p text:style-name="Preformatted_20_Text"><text:span text:style-name="Source_20_Text">The word list: [picture, Day, act, hit, bag, CAT, word, cat, we, act, WELL, switch, eye]</text:span></text:p>
          <text:p text:style-name="P1"><text:span text:style-name="Source_20_Text">The result long word: DAYACTHITBAGCATWEEYE</text:span></text:p>
          <text:p text:style-name="P6"/>
          <text:p text:style-name="P6">Think about why we can't to swap <text:span text:style-name="T1">map</text:span> and <text:span text:style-name="T1">distinct </text:span>operations in this example.</text:p>
          <text:p text:style-name="P6"/>
          <text:p text:style-name="Text_20_body"><text:span text:style-name="T1">Example 2.</text:span> Let's see another example. We'd like to check the value 10 is presented in the given range [1, 10) or not.</text:p>
          <text:p text:style-name="P1"><text:span text:style-name="Source_20_Text">boolean hasValue10 = IntStream.range(1, 10).anyMatch(x -&gt; x == 10);</text:span></text:p>
          <text:p text:style-name="P6"> </text:p>
          <text:p text:style-name="P6">1) creating an integer stream (a special type of stream) with values in range [1, 10), i.e. 10 is excluded<text:line-break/>2) check the value 10 is presented in the stream </text:p>
          <text:p text:style-name="P6">Of course, <text:span text:style-name="T1">hasValue10 == false</text:span>.</text:p>
          <text:p text:style-name="P6"/>
          <text:p text:style-name="P6">As you see, Stream API makes data processing easier and our code more clear.</text:p>
        </text:section>
      </text:section>
      <text:p text:style-name="P6"><text:s/></text:p>
      <text:h text:style-name="P11" text:outline-level="2">Stream classes</text:h>
      <text:p text:style-name="Text_20_body"><text:span text:style-name="T1">Stream&lt;T&gt; </text:span>represents a sequence of elements of type <text:span text:style-name="T1">T</text:span>, but there are several other classes for streams: <text:span text:style-name="T1">IntStream</text:span>, <text:span text:style-name="T1">LongStream</text:span> and <text:span text:style-name="T1">DoubleStream</text:span>. They are primitive specialization of <text:span text:style-name="T1">Stream&lt;T&gt;</text:span>. </text:p>
      <text:p text:style-name="Text_20_body">These streams have some features:</text:p>
      <text:list xml:id="list5128881458351251533" text:style-name="L7">
        <text:list-item>
          <text:p text:style-name="P55">Their methods accept primitive-specialized functions. For example, <text:span text:style-name="T1">IntStream.filter()</text:span> accept <text:span text:style-name="T1">IntPredicate</text:span>, but not <text:span text:style-name="T1">Predicate&lt;Integer&gt;.</text:span></text:p>
        </text:list-item>
        <text:list-item>
          <text:p text:style-name="P55">They have additional methods. For example, all of these stream have methods <text:span text:style-name="T1">average()</text:span> and <text:span text:style-name="T1">summaryStatistics()</text:span>. <text:span text:style-name="T1">IntStream</text:span> and <text:span text:style-name="T1">LongStream</text:span> have two considered methods <text:span text:style-name="T1">range() </text:span>and <text:span text:style-name="T1">rangeClosed()</text:span>.</text:p>
        </text:list-item>
        <text:list-item>
          <text:p text:style-name="P24">Using of primitive specialized functions and streams have the performance benefits because it allows to avoid boxing and unboxing operations and not only.</text:p>
        </text:list-item>
      </text:list>
      <text:p text:style-name="Text_20_body">Finally, we'd like to calculate number of elements, max, min and average value in a stream. Let's use <text:span text:style-name="T1">IntStream</text:span> to do it!</text:p>
      <text:p text:style-name="Preformatted_20_Text"><text:span text:style-name="Source_20_Text">IntSummaryStatistics stat = IntStream.rangeClosed(1, 55_555).summaryStatistics();</text:span></text:p>
      <text:p text:style-name="Preformatted_20_Text"/>
      <text:p text:style-name="Preformatted_20_Text"><text:soft-page-break/><text:span text:style-name="Source_20_Text">System.out.println("Count: " + stat.getCount());</text:span></text:p>
      <text:p text:style-name="Preformatted_20_Text"><text:span text:style-name="Source_20_Text">System.out.println("Max: " + stat.getMax());</text:span></text:p>
      <text:p text:style-name="Preformatted_20_Text"><text:span text:style-name="Source_20_Text">System.out.println("Min: " + stat.getMin());</text:span></text:p>
      <text:p text:style-name="P1"><text:span text:style-name="Source_20_Text">System.out.println("Avg: " + stat.getAverage());</text:span></text:p>
      <text:p text:style-name="P6"> </text:p>
      <text:p text:style-name="P6">The result is shown below. You can't do the same with <text:span text:style-name="T1">Stream&lt;Integer&gt;</text:span>.</text:p>
      <text:p text:style-name="Text_20_body"/>
      <text:p text:style-name="Preformatted_20_Text"><text:span text:style-name="Source_20_Text">Count: 55555</text:span></text:p>
      <text:p text:style-name="Preformatted_20_Text"><text:span text:style-name="Source_20_Text">Max: 55555</text:span></text:p>
      <text:p text:style-name="Preformatted_20_Text"><text:span text:style-name="Source_20_Text">Min: 1</text:span></text:p>
      <text:p text:style-name="P1"><text:span text:style-name="Source_20_Text">Avg: 27778.0</text:span></text:p>
      <text:p text:style-name="P6"/>
      <text:p text:style-name="Text_20_body">It should be noted:</text:p>
      <text:list xml:id="list8634732539787046604" text:style-name="L8">
        <text:list-item>
          <text:p text:style-name="P56">to transform a stream of primitives into generalized stream there is <text:span text:style-name="T1">boxed </text:span>method <text:span text:style-name="T1">(IntStream =&gt; Stream&lt;Integer&gt;</text:span>)</text:p>
        </text:list-item>
        <text:list-item>
          <text:p text:style-name="P25">to transform a generalized stream into a stream of primitives there are special types of map function: <text:span text:style-name="T1">mapToInt</text:span>, <text:span text:style-name="T1">mapToLong</text:span>, <text:span text:style-name="T1">mapToDouble</text:span>.</text:p>
        </text:list-item>
      </text:list>
      <text:p text:style-name="P6">Pay attention <text:span text:style-name="T1">there is no CharStream in Java.</text:span></text:p>
      <text:p text:style-name="P7"/>
      <text:p text:style-name="P4"/>
      <text:section text:style-name="Sect1" text:name="ember6053">
        <text:section text:style-name="Sect1" text:name="ember6054">
          <text:h text:style-name="P17" text:outline-level="2">Learn more about map</text:h>
          <text:p text:style-name="Text_20_body">The <text:span text:style-name="T1">map</text:span> operation transforms some elements into others (N to N transformation, no more, no less).</text:p>
          <text:p text:style-name="Text_20_body">Actually, map is often used to get a properties from stream of objects. </text:p>
          <text:p text:style-name="Text_20_body">For example, we have a list of job offers, each job has a title, description, salary and so on. We can create a list that includes all job titles:</text:p>
          <text:p text:style-name="P1"><text:span text:style-name="Source_20_Text">List&lt;String&gt; titleList = jobList.stream().map(Job::getTitle).collect(Collectors.toList()); </text:span></text:p>
          <text:p text:style-name="Text_20_body">Another common use is to create DTO (it's not always good) for passing an object between modules or returning response from a service.</text:p>
          <text:p text:style-name="Text_20_body">Let's assume we have an account (id, number, sum, isLocked, created, lastUpdated, owner, ...) and user that is owner (id, firstName, lastName, phone, ...). We'd like to return a list of accounts through a service without unnecessary data. Then we do:</text:p>
          <text:p text:style-name="Preformatted_20_Text"><text:span text:style-name="Source_20_Text">List&lt;AccountInfo&gt; infoList = accounts.stream()</text:span></text:p>
          <text:p text:style-name="Preformatted_20_Text"><text:span text:style-name="Source_20_Text"><text:s text:c="8"/>.map(a -&gt; {</text:span></text:p>
          <text:p text:style-name="Preformatted_20_Text"><text:span text:style-name="Source_20_Text">        <text:s text:c="8"/>AccountInfo info = new AccountInfo();</text:span></text:p>
          <text:p text:style-name="Preformatted_20_Text"><text:span text:style-name="Source_20_Text">                info.setNumber(a.getNumber());</text:span></text:p>
          <text:p text:style-name="Preformatted_20_Text"><text:span text:style-name="Source_20_Text">                info.setActive(!a.isLocked());</text:span></text:p>
          <text:p text:style-name="Preformatted_20_Text"><text:span text:style-name="Source_20_Text">                info.setSum(a.getSum());</text:span></text:p>
          <text:p text:style-name="Preformatted_20_Text"><text:span text:style-name="Source_20_Text">                String wholeName = a.getOwner().getFirstName() + a.getOwner().getLastName();</text:span></text:p>
          <text:p text:style-name="Preformatted_20_Text"><text:span text:style-name="Source_20_Text">                info.setOwnerFullName(wholeName);</text:span></text:p>
          <text:p text:style-name="Preformatted_20_Text"><text:span text:style-name="Source_20_Text">                return info;</text:span></text:p>
          <text:p text:style-name="P1"><text:span text:style-name="Source_20_Text"><text:s text:c="8"/>}).collect(Collectors.toList());</text:span></text:p>
          <text:p text:style-name="Text_20_body"><text:soft-page-break/>3) Sometimes map is used with <text:span text:style-name="T1">identity function</text:span> that applies x and returns x. You can use the lambda <text:span text:style-name="T1">x -&gt; x</text:span> or <text:span text:style-name="T1">Function.identity() </text:span>for these purposes.</text:p>
        </text:section>
      </text:section>
      <text:p text:style-name="P4">it may be used when converting.</text:p>
      <text:p text:style-name="Standard">For example:</text:p>
      <text:p text:style-name="Preformatted_20_Text"><text:span text:style-name="Source_20_Text">int[] numbers = { 1, 2, 3, 4, };</text:span></text:p>
      <text:p text:style-name="Preformatted_20_Text"><text:span text:style-name="Source_20_Text">List&lt;Integer&gt; list = Arrays.stream(numbers)</text:span></text:p>
      <text:p text:style-name="Preformatted_20_Text"><text:span text:style-name="Source_20_Text">        .mapToObj(n -&gt; n)</text:span></text:p>
      <text:p text:style-name="P1"><text:span text:style-name="Source_20_Text">        .collect(Collectors.toList());</text:span></text:p>
      <text:p text:style-name="P8"/>
      <text:p text:style-name="P6"><text:span text:style-name="T1">mapToObj</text:span> is a special form of <text:span text:style-name="T1">map</text:span>, also there are methods <text:span text:style-name="T1">mapToInt</text:span>, <text:span text:style-name="T1">mapToLong</text:span>, <text:span text:style-name="T1">mapToDouble</text:span> exist.</text:p>
      <text:p text:style-name="P6">Another example:</text:p>
      <text:p text:style-name="Preformatted_20_Text"><text:span text:style-name="Source_20_Text">List&lt;Long&gt; numbers1 = Stream.of(1, 2, 3)</text:span></text:p>
      <text:p text:style-name="Preformatted_20_Text"><text:span text:style-name="Source_20_Text">        .mapToLong(n -&gt; n)</text:span></text:p>
      <text:p text:style-name="Preformatted_20_Text"><text:span text:style-name="Source_20_Text">        .boxed()</text:span></text:p>
      <text:p text:style-name="P1"><text:span text:style-name="Source_20_Text">        .collect(Collectors.toList());</text:span></text:p>
      <text:p text:style-name="P6">But this is not the only way to get the same thing</text:p>
      <text:p text:style-name="P7"/>
      <text:h text:style-name="P11" text:outline-level="2"><text:span text:style-name="T4">f</text:span>latMap</text:h>
      <text:p text:style-name="Text_20_body">The <text:span text:style-name="T1">flatMap </text:span>operation is used to transform each element from a stream into another stream and concatenates all streams into one. For instance, to obtain elements of an internal collection in a class.</text:p>
      <text:p text:style-name="Text_20_body">Let's imagine there is a collection of <text:span text:style-name="T1">java books</text:span> exists. Each book has a title, a year of publishing and a list of authors (only names). It is necessary to obtain a collection of all <text:span text:style-name="T1">authors</text:span> from the list of java books.</text:p>
      <text:p text:style-name="Preformatted_20_Text"><text:span text:style-name="Source_20_Text">// the collection of java books</text:span></text:p>
      <text:p text:style-name="Preformatted_20_Text"><text:span text:style-name="Source_20_Text">final List&lt;Book&gt; javaBooks = Stream.of(</text:span></text:p>
      <text:p text:style-name="Preformatted_20_Text"><text:span text:style-name="Source_20_Text">        new Book("Java EE 7 Essentials", 2013, Arrays.asList("Arun Gupta")),</text:span></text:p>
      <text:p text:style-name="Preformatted_20_Text"><text:span text:style-name="Source_20_Text">        new Book("Algorithms", 2011, Arrays.asList("Robert Sedgewick", "Kevin Wayne")),</text:span></text:p>
      <text:p text:style-name="Preformatted_20_Text"><text:span text:style-name="Source_20_Text">        new Book("Clean code", 2014, Arrays.asList("Robert Martin"))</text:span></text:p>
      <text:p text:style-name="Preformatted_20_Text"><text:span text:style-name="Source_20_Text">).collect(Collectors.toList());</text:span></text:p>
      <text:p text:style-name="Preformatted_20_Text"/>
      <text:p text:style-name="Preformatted_20_Text"><text:span text:style-name="Source_20_Text">// list of authors</text:span></text:p>
      <text:p text:style-name="Preformatted_20_Text"><text:span text:style-name="Source_20_Text">final List&lt;String&gt; authors = javaBooks.stream()</text:span></text:p>
      <text:p text:style-name="Preformatted_20_Text"><text:span text:style-name="Source_20_Text">        .flatMap(book -&gt; book.getAuthors().stream())</text:span></text:p>
      <text:p text:style-name="Preformatted_20_Text"><text:span text:style-name="Source_20_Text"><text:s text:c="8"/>.distinct()</text:span></text:p>
      <text:p text:style-name="P1"><text:span text:style-name="Source_20_Text">        .collect(Collectors.toList());</text:span></text:p>
      <text:p text:style-name="Text_20_body"><text:line-break/>The content of <text:span text:style-name="T1">authors</text:span> list:</text:p>
      <text:p text:style-name="P1"><text:span text:style-name="Source_20_Text">[Arun Gupta, Robert Sedgewick, Kevin Wayne, Robert Martin]</text:span></text:p>
      <text:h text:style-name="P12" text:outline-level="2"><text:span text:style-name="T5">L</text:span>earn more about reduce</text:h>
      <text:p text:style-name="Text_20_body">The <text:span text:style-name="T1">reduce</text:span> operation combines elements into a single value. But how does it work?</text:p>
      <text:p text:style-name="Text_20_body">Let's assume we have a list of numbers 1, 2, ..., 7. Let's summarize the numbers using reduce:</text:p>
      <text:p text:style-name="P1"><text:span text:style-name="Source_20_Text">int sum = numbers.stream().reduce(0, (acc, elem) -&gt; acc + elem);</text:span></text:p>
      <text:p text:style-name="Text_20_body"><text:soft-page-break/>The first argument of reduce is a neutral element 0 (0 + elem = elem), the second argument is a sum function. The sum function accepts two parameters: <text:span text:style-name="T1">acc</text:span> is an accumulated value and <text:span text:style-name="T1">elem</text:span> is a next element in the stream.</text:p>
      <text:p text:style-name="Text_20_body">These are our calculations: (((((((0 + 1) + 2) + 3) + 4) + 5) + 6) + 7). </text:p>
      <text:p text:style-name="Text_20_body">We can see it if just add <text:span text:style-name="T1">println</text:span> into the lambda:</text:p>
      <text:p text:style-name="Preformatted_20_Text"><text:span text:style-name="Source_20_Text">(acc, elem) -&gt; { </text:span></text:p>
      <text:p text:style-name="Preformatted_20_Text"><text:span text:style-name="Source_20_Text"><text:s text:c="4"/>System.out.println("acc = " + acc + ", " + "elem = " + elem);</text:span></text:p>
      <text:p text:style-name="Preformatted_20_Text"><text:span text:style-name="Source_20_Text"><text:s text:c="4"/>return acc + elem;</text:span></text:p>
      <text:p text:style-name="P1"><text:span text:style-name="Source_20_Text">}</text:span></text:p>
      <text:p text:style-name="P6"> </text:p>
      <text:p text:style-name="Text_20_body">Output:</text:p>
      <text:p text:style-name="Preformatted_20_Text"><text:span text:style-name="Source_20_Text">acc = 0, elem = 1</text:span></text:p>
      <text:p text:style-name="Preformatted_20_Text"><text:span text:style-name="Source_20_Text">acc = 1, elem = 2</text:span></text:p>
      <text:p text:style-name="Preformatted_20_Text"><text:span text:style-name="Source_20_Text">acc = 3, elem = 3</text:span></text:p>
      <text:p text:style-name="Preformatted_20_Text"><text:span text:style-name="Source_20_Text">acc = 6, elem = 4</text:span></text:p>
      <text:p text:style-name="Preformatted_20_Text"><text:span text:style-name="Source_20_Text">acc = 10, elem = 5</text:span></text:p>
      <text:p text:style-name="Preformatted_20_Text"><text:span text:style-name="Source_20_Text">acc = 15, elem = 6</text:span></text:p>
      <text:p text:style-name="P1"><text:span text:style-name="Source_20_Text">acc = 21, elem = 7</text:span></text:p>
      <text:p text:style-name="P6"/>
      <text:p text:style-name="P6">After computing 21 + 7 = 28.</text:p>
      <text:p text:style-name="P8">Accumulating is one of main principles of a reduction.</text:p>
      <text:p text:style-name="P4"/>
      <text:section text:style-name="Sect1" text:name="ember6198">
        <text:section text:style-name="Sect1" text:name="ember6199">
          <text:h text:style-name="P17" text:outline-level="2">Mapping and reducing with functions</text:h>
          <text:p text:style-name="Text_20_body">As functions are presented as objects we can map and reduce them like values.</text:p>
          <text:p text:style-name="Text_20_body">For example, we have a collection of integer predicates. Let's negate each predicate using a map operator and then conjunct all predicates into one using a reduce operator.</text:p>
          <text:p text:style-name="Preformatted_20_Text"><text:span text:style-name="Source_20_Text">public static IntPredicate negateEachAndConjunctAll(Collection&lt;IntPredicate&gt; predicates) {</text:span></text:p>
          <text:p text:style-name="Preformatted_20_Text"><text:span text:style-name="Source_20_Text"><text:s text:c="4"/>return predicates.stream()</text:span></text:p>
          <text:p text:style-name="Preformatted_20_Text"><text:span text:style-name="Source_20_Text">    <text:s text:c="8"/>.map(IntPredicate::negate)</text:span></text:p>
          <text:p text:style-name="Preformatted_20_Text"><text:span text:style-name="Source_20_Text">    <text:s text:c="8"/>.reduce(n -&gt; true, IntPredicate::and);</text:span></text:p>
          <text:p text:style-name="P1"><text:span text:style-name="Source_20_Text">}</text:span></text:p>
          <text:p text:style-name="Text_20_body">In this example, <text:span text:style-name="T1">map</text:span> negates each predicate in a stream and then <text:span text:style-name="T1">reduce</text:span> conjuncts all predicates into one. The <text:span text:style-name="T1">initial value</text:span> (seed) of reducing is a predicate that is always true, because it's the neutral value for a conjunction.</text:p>
          <text:p text:style-name="Text_20_body">So, the input predicates P1​(x),P2​(x),...,Pn​(x) will be reduced into one predicate Q(x)=¬P1​(x)&amp;¬P2​(x)&amp;...&amp;¬Pn​(x).</text:p>
        </text:section>
      </text:section>
      <text:h text:style-name="P11" text:outline-level="2">forEach</text:h>
      <text:p text:style-name="Text_20_body">Stream API has some operations with side-effects such as <text:span text:style-name="T1">forEach</text:span>.</text:p>
      <text:p text:style-name="Text_20_body"><text:soft-page-break/>For example, we have a list of accounts. Each <text:span text:style-name="T1">account</text:span> has a <text:span text:style-name="T1">number</text:span>, <text:span text:style-name="T1">sum</text:span> and <text:span text:style-name="T1">isLocked</text:span> flag (true, false). We'd like to block all accounts which have too much money (&gt; 10 000 000 abstract units). And it's pretty simple:</text:p>
      <text:p text:style-name="Preformatted_20_Text"><text:span text:style-name="Source_20_Text">accountList.stream()</text:span></text:p>
      <text:p text:style-name="Preformatted_20_Text"><text:span text:style-name="Source_20_Text"><text:s text:c="8"/>.filter(a -&gt; a.getSum() &gt; 10_000_000)</text:span></text:p>
      <text:p text:style-name="P1"><text:span text:style-name="Source_20_Text"><text:s text:c="8"/>.forEach(a -&gt; a.setLocked(true));</text:span></text:p>
      <text:p text:style-name="P6"> </text:p>
      <text:p text:style-name="Text_20_body">Before blocking:</text:p>
      <text:p text:style-name="Preformatted_20_Text"><text:span text:style-name="Source_20_Text">[</text:span></text:p>
      <text:p text:style-name="Preformatted_20_Text"><text:span text:style-name="Source_20_Text"><text:s text:c="4"/>Account{number='72300001', sum=888888777555, isLocked=false}, </text:span></text:p>
      <text:p text:style-name="Preformatted_20_Text"><text:span text:style-name="Source_20_Text"><text:s text:c="4"/>Account{number='72300002', sum=222222222222, isLocked=false}, </text:span></text:p>
      <text:p text:style-name="Preformatted_20_Text"><text:span text:style-name="Source_20_Text"><text:s text:c="4"/>Account{number='72300002', sum=7000000, isLocked=false}</text:span></text:p>
      <text:p text:style-name="P1"><text:span text:style-name="Source_20_Text">]</text:span></text:p>
      <text:p text:style-name="Text_20_body"><text:line-break/>After blocking:</text:p>
      <text:p text:style-name="Preformatted_20_Text"><text:span text:style-name="Source_20_Text">[</text:span></text:p>
      <text:p text:style-name="Preformatted_20_Text"><text:span text:style-name="Source_20_Text"><text:s text:c="4"/>Account{number='72300001', sum=888888777555, isLocked=true}, </text:span></text:p>
      <text:p text:style-name="Preformatted_20_Text"><text:span text:style-name="Source_20_Text"><text:s text:c="4"/>Account{number='72300002', sum=222222222222, isLocked=true}, </text:span></text:p>
      <text:p text:style-name="Preformatted_20_Text"><text:span text:style-name="Source_20_Text"><text:s text:c="4"/>Account{number='72300002', sum=7000000, isLocked=false}</text:span></text:p>
      <text:p text:style-name="P1"><text:span text:style-name="Source_20_Text">]</text:span></text:p>
      <text:p text:style-name="P6"/>
      <text:p text:style-name="P6">Also, <text:span text:style-name="T1">forEach</text:span> may be used for logging each element from a collection or during testing with assert statements inside a lambda.</text:p>
      <text:p text:style-name="P6"/>
      <text:p text:style-name="P70"/>
      <text:p text:style-name="P71"/>
      <text:p text:style-name="P10"/>
      <text:p text:style-name="P10">Main topics:</text:p>
      <text:list xml:id="list2265779556756987677" text:style-name="L9">
        <text:list-item>
          <text:p text:style-name="P57">understanding monads;</text:p>
        </text:list-item>
        <text:list-item>
          <text:p text:style-name="P57">optional;</text:p>
        </text:list-item>
        <text:list-item>
          <text:p text:style-name="P57">stream;</text:p>
        </text:list-item>
        <text:list-item>
          <text:p text:style-name="P57">work with two monads together;</text:p>
        </text:list-item>
        <text:list-item>
          <text:p text:style-name="P57">completable future;</text:p>
        </text:list-item>
        <text:list-item>
          <text:p text:style-name="P26">hand-made try.</text:p>
        </text:list-item>
      </text:list>
      <text:p text:style-name="P6"/>
      <text:p text:style-name="P6">Also, you may see a good presentation<text:line-break/><text:a xlink:type="simple" xlink:href="https://www.slideshare.net/mariofusco/monadic-java" office:target-frame-name="_blank" xlink:show="new" text:style-name="Internet_20_link" text:visited-style-name="Visited_20_Internet_20_Link">https://www.slideshare.net/mariofusco/monadic-java</text:a><text:line-break/><text:line-break/>and read the ﻿articles<text:line-break/><text:a xlink:type="simple" xlink:href="https://dzone.com/articles/whats-wrong-java-8-part-iv" office:target-frame-name="_blank" xlink:show="new" text:style-name="Internet_20_link" text:visited-style-name="Visited_20_Internet_20_Link">https://dzone.com/articles/whats-wrong-java-8-part-iv</text:a></text:p>
      <text:p text:style-name="P6"><text:a xlink:type="simple" xlink:href="http://mrbool.com/getting-started-with-java-monads/34302" office:target-frame-name="_blank" xlink:show="new" text:style-name="Internet_20_link" text:visited-style-name="Visited_20_Internet_20_Link">http://mrbool.com/getting-started-with-java-monads/34302</text:a>﻿</text:p>
      <text:p text:style-name="P6"><text:a xlink:type="simple" xlink:href="https://dzone.com/articles/functor-and-monad-examples-in-plain-java" office:target-frame-name="_blank" xlink:show="new" text:style-name="Internet_20_link" text:visited-style-name="Visited_20_Internet_20_Link">https://dzone.com/articles/functor-and-monad-examples-in-plain-java</text:a>﻿</text:p>
      <text:p text:style-name="P6"/>
      <text:p text:style-name="P6"><text:soft-page-break/>just for fun</text:p>
      <text:p text:style-name="P6"><text:a xlink:type="simple" xlink:href="https://wiki.haskell.org/Monad_tutorials_timeline" office:target-frame-name="_blank" xlink:show="new" text:style-name="Internet_20_link" text:visited-style-name="Visited_20_Internet_20_Link">https://wiki.haskell.org/Monad_tutorials_timeline</text:a></text:p>
      <text:p text:style-name="P10"/>
      <text:p text:style-name="P5"/>
      <text:section text:style-name="Sect1" text:name="ember4582">
        <text:section text:style-name="Sect1" text:name="ember4583">
          <text:h text:style-name="P17" text:outline-level="2">Understanding monads</text:h>
          <text:p text:style-name="P15"><text:span text:style-name="Emphasis">A monad is a monoid in the category of endofunctors, </text:span></text:p>
          <text:p text:style-name="P15"><text:span text:style-name="Emphasis">what's the problem?</text:span></text:p>
          <text:p text:style-name="P15"><text:span text:style-name="Emphasis">James Iry</text:span></text:p>
          <text:p text:style-name="Text_20_body">The base concept of monads origins from math (especially, Category Theory) and is quite abstract. In this course, we'll focus on monads in Java, how to recognize them in a code and to use it in a practice. In order to understand it we need some intuition and the code reading skill.</text:p>
          <text:p text:style-name="Text_20_body">In programming, by monads we mean a structure that puts a value in a computational context. They represent computations defined as sequences of steps. It's not a formal definition. It's just a general idea. Also, we can consider them as design patterns in functional programming by analogy with design pattern in object-oriented programming. But still the monad is more abstract "pattern".</text:p>
          <text:p text:style-name="Text_20_body">Monads allows to make our code more concise, composability and to hide complexity. It protected us from unwanted side effects.</text:p>
          <text:p text:style-name="Text_20_body">Let's consider a base interface of a Monad. Any monad has two operations: <text:span text:style-name="Strong_20_Emphasis">bind </text:span>(also known as <text:span text:style-name="Strong_20_Emphasis">flatMap</text:span>) and <text:span text:style-name="Strong_20_Emphasis">unit</text:span> (also known as <text:span text:style-name="Strong_20_Emphasis">pure</text:span>).</text:p>
          <text:p text:style-name="Preformatted_20_Text"><text:span text:style-name="Source_20_Text">/**</text:span></text:p>
          <text:p text:style-name="Preformatted_20_Text"><text:span text:style-name="Source_20_Text"><text:s/>* A parametrized type Monad&lt;T&gt;</text:span></text:p>
          <text:p text:style-name="Preformatted_20_Text"><text:span text:style-name="Source_20_Text"><text:s/>*/</text:span></text:p>
          <text:p text:style-name="Preformatted_20_Text"><text:span text:style-name="Source_20_Text">interface Monad&lt;T&gt; {</text:span></text:p>
          <text:p text:style-name="Preformatted_20_Text"/>
          <text:p text:style-name="Preformatted_20_Text"><text:span text:style-name="Source_20_Text">    /**</text:span></text:p>
          <text:p text:style-name="Preformatted_20_Text"><text:span text:style-name="Source_20_Text">    <text:s/>* Takes a value T and returns Monad&lt;T&gt; wrapping the value</text:span></text:p>
          <text:p text:style-name="Preformatted_20_Text"><text:span text:style-name="Source_20_Text">    <text:s/>*/</text:span></text:p>
          <text:p text:style-name="Preformatted_20_Text"><text:span text:style-name="Source_20_Text">    Monad&lt;T&gt; unit(T value);</text:span></text:p>
          <text:p text:style-name="Preformatted_20_Text"/>
          <text:p text:style-name="Preformatted_20_Text"><text:span text:style-name="Source_20_Text">    /**</text:span></text:p>
          <text:p text:style-name="Preformatted_20_Text"><text:span text:style-name="Source_20_Text">    <text:s/>* Takes a function f: T -&gt; Monad&lt;U&gt; and returns a Monad&lt;U&gt;</text:span></text:p>
          <text:p text:style-name="Preformatted_20_Text"><text:span text:style-name="Source_20_Text">    <text:s/>*/</text:span></text:p>
          <text:p text:style-name="Preformatted_20_Text"><text:span text:style-name="Source_20_Text">    &lt;U&gt; Monad&lt;U&gt; bind(Function&lt;? super T, Monad&lt;U&gt;&gt; f);</text:span></text:p>
          <text:p text:style-name="P1"><text:span text:style-name="Source_20_Text">}</text:span></text:p>
          <text:p text:style-name="Text_20_body">Remember, a monad is a <text:span text:style-name="Strong_20_Emphasis">parameterized type</text:span> with <text:span text:style-name="Strong_20_Emphasis">unit (pure)</text:span> and <text:span text:style-name="Strong_20_Emphasis">bind (flatMap) </text:span>functions. These operations obey some algebraic laws, but they won't be considered in this course (you may google if it's interesting for you).</text:p>
          <text:p text:style-name="Text_20_body">Working with a monad is an application of functions to a value wrapped inside the monad.</text:p>
          <text:p text:style-name="Text_20_body">In practice we'll often use an additional method <text:span text:style-name="Strong_20_Emphasis">map</text:span> that may be defined as a combination of <text:span text:style-name="Strong_20_Emphasis">bind</text:span> and <text:span text:style-name="Strong_20_Emphasis">unit</text:span>.</text:p>
          <text:p text:style-name="Preformatted_20_Text"><text:span text:style-name="Source_20_Text">/**</text:span></text:p>
          <text:p text:style-name="Preformatted_20_Text"><text:span text:style-name="Source_20_Text"><text:s/>* Takes a function f: T -&gt; U and returns a Monad&lt;U&gt;</text:span></text:p>
          <text:p text:style-name="Preformatted_20_Text"><text:span text:style-name="Source_20_Text"><text:s/>* May be defined as a combination of unit and bind</text:span></text:p>
          <text:p text:style-name="Preformatted_20_Text"><text:soft-page-break/><text:span text:style-name="Source_20_Text"><text:s/>*/</text:span></text:p>
          <text:p text:style-name="P1"><text:span text:style-name="Source_20_Text">&lt;U&gt; Monad&lt;U&gt; map(Function&lt;? super T, ? extends U&gt; f);</text:span></text:p>
          <text:p text:style-name="Text_20_body"><text:span text:style-name="Strong_20_Emphasis">Surprise: </text:span>adding the new operation we made our abstract monad not only a monad, but also<text:span text:style-name="Strong_20_Emphasis"> an applicative functor</text:span>! But we'll not distinguish them in the course, let's consider the <text:span text:style-name="Strong_20_Emphasis">map</text:span> method as additional.</text:p>
          <text:p text:style-name="Text_20_body">Another additional useful operation is a <text:span text:style-name="Strong_20_Emphasis">get</text:span> operation that returns a value back to the world.</text:p>
          <text:p text:style-name="P1"><text:span text:style-name="Source_20_Text">/** * Returns the value back to the world */ T get();</text:span></text:p>
          <text:p text:style-name="Text_20_body">Perhaps, this step was a little abstract. Further, some concrete types of monads will be considered. Each of them has all considered "monadic-like" methods and adds some special methods.</text:p>
          <text:p text:style-name="Text_20_body"><text:soft-page-break/><text:line-break/><text:span text:style-name="Strong_20_Emphasis">Note. </text:span>Java 8 doesn't have a built-in general monad interface, but it has Stream&lt;T&gt; and Optional&lt;T&gt; classes with the same methods (and a lot of others). Both of them may be considered as monads.</text:p>
        </text:section>
      </text:section>
      <text:p text:style-name="P5"/>
      <text:section text:style-name="Sect1" text:name="ember4653">
        <text:section text:style-name="Sect1" text:name="ember4654">
          <text:h text:style-name="P17" text:outline-level="2">Optional is a monad</text:h>
          <text:p text:style-name="Text_20_body">Java 8 introduces a new class <text:span text:style-name="T1">Optional&lt;T&gt;</text:span> that encapsulates the presence or absence of a value of type T. The instance of <text:span text:style-name="T1">Optional&lt;T&gt;</text:span> may be <text:span text:style-name="T1">empty</text:span> or <text:span text:style-name="T1">non-empty</text:span>. It allows you to avoid null reference and reduces boilerplate code for checking nulls.</text:p>
          <text:p text:style-name="Text_20_body">It has a lot of useful methods, let's consider "monadic" method of <text:span text:style-name="T1">Optional&lt;T&gt;</text:span>.</text:p>
          <text:p text:style-name="P14">unit</text:p>
          <text:list xml:id="list5382755078068088916" text:style-name="L10">
            <text:list-item>
              <text:p text:style-name="P58"><text:span text:style-name="T1">Optional.of(T value)</text:span> accepts a value and returns non-empty optional or throws an exception if argument is null.</text:p>
            </text:list-item>
            <text:list-item>
              <text:p text:style-name="P58"><text:span text:style-name="T1">Optional.ofNullable(T value)</text:span> accepts a value or null and corresponding returns an optional wrapping value or empty optional. </text:p>
            </text:list-item>
            <text:list-item>
              <text:p text:style-name="P27"><text:span text:style-name="T1">Optional.empty()</text:span> returns empty optional.</text:p>
            </text:list-item>
          </text:list>
          <text:p text:style-name="P14">bind</text:p>
          <text:list xml:id="list469821241195183406" text:style-name="L11">
            <text:list-item>
              <text:p text:style-name="P28"><text:span text:style-name="T1">flatMap(Function&lt;? super T, Optional&lt;U&gt;&gt; mapper) </text:span>applies the given function to a value if present and then returns new optional, otherwise returns an empty optional.</text:p>
            </text:list-item>
          </text:list>
          <text:p text:style-name="Text_20_body">So, <text:span text:style-name="T1">Optional&lt;T&gt;</text:span> is a monad with several unit functions and the bind function.</text:p>
          <text:p text:style-name="P14">map (additional "monadic-like" method)</text:p>
          <text:list xml:id="list2453409162647082757" text:style-name="L12">
            <text:list-item>
              <text:p text:style-name="P29"><text:span text:style-name="T1">map(Function&lt;? super T, ? extends U&gt; mapper) </text:span>applies the given function to a value if present and then returns new optional, otherwise returns an empty optional. In difference of <text:span text:style-name="T1">flatMap</text:span> it accepts a function that returns a value. It's a very useful in practice method.</text:p>
            </text:list-item>
          </text:list>
          <text:p text:style-name="Text_20_body">Other useful methods (not all):</text:p>
          <text:list xml:id="list6534434816262837108" text:style-name="L13">
            <text:list-item>
              <text:p text:style-name="P59"><text:span text:style-name="T1">isPresent()</text:span> returns true if a value is present otherwise false.</text:p>
            </text:list-item>
            <text:list-item>
              <text:p text:style-name="P59"><text:span text:style-name="T1">ifPresent(Consumer&lt;? super T&gt; consumer)</text:span> invokes the given consumer if a value is present, otherwise, do nothing.</text:p>
            </text:list-item>
            <text:list-item>
              <text:p text:style-name="P59"><text:span text:style-name="T1">get()</text:span> returns a value if present otherwise throws an exception.</text:p>
            </text:list-item>
            <text:list-item>
              <text:p text:style-name="P30"><text:span text:style-name="T1">orElse(T other)</text:span> returns the value if present otherwise returns the <text:span text:style-name="T1">other</text:span>.</text:p>
            </text:list-item>
          </text:list>
        </text:section>
      </text:section>
      <text:p text:style-name="P5">   </text:p>
      <text:section text:style-name="Sect1" text:name="Раздел1">
        <text:p text:style-name="Standard"><text:bookmark text:name="ember4653"/></text:p>
        <text:section text:style-name="Sect1" text:name="Раздел2">
          <text:h text:style-name="P17" text:outline-level="2"><text:bookmark text:name="ember4654"/>Optional is a monad</text:h>
          <text:p text:style-name="Text_20_body">Java 8 introduces a new class <text:span text:style-name="T1">Optional&lt;T&gt;</text:span> that encapsulates the presence or absence of a value of type T. The instance of <text:span text:style-name="T1">Optional&lt;T&gt;</text:span> may be <text:span text:style-name="T1">empty</text:span> or <text:span text:style-name="T1">non-empty</text:span>. It allows you to avoid null reference and reduces boilerplate code for checking nulls.</text:p>
          <text:p text:style-name="Text_20_body"><text:soft-page-break/>It has a lot of useful methods, let's consider "monadic" method of <text:span text:style-name="T1">Optional&lt;T&gt;</text:span>.</text:p>
          <text:p text:style-name="P14">unit</text:p>
          <text:list xml:id="list1377907027914341738" text:style-name="L14">
            <text:list-item>
              <text:p text:style-name="P60"><text:span text:style-name="T1">Optional.of(T value)</text:span> accepts a value and returns non-empty optional or throws an exception if argument is null.</text:p>
            </text:list-item>
            <text:list-item>
              <text:p text:style-name="P60"><text:span text:style-name="T1">Optional.ofNullable(T value)</text:span> accepts a value or null and corresponding returns an optional wrapping value or empty optional. </text:p>
            </text:list-item>
            <text:list-item>
              <text:p text:style-name="P31"><text:span text:style-name="T1">Optional.empty()</text:span> returns empty optional.</text:p>
            </text:list-item>
          </text:list>
          <text:p text:style-name="P14">bind</text:p>
          <text:list xml:id="list1754604656582177188" text:style-name="L15">
            <text:list-item>
              <text:p text:style-name="P32"><text:span text:style-name="T1">flatMap(Function&lt;? super T, Optional&lt;U&gt;&gt; mapper) </text:span>applies the given function to a value if present and then returns new optional, otherwise returns an empty optional.</text:p>
            </text:list-item>
          </text:list>
          <text:p text:style-name="Text_20_body">So, <text:span text:style-name="T1">Optional&lt;T&gt;</text:span> is a monad with several unit functions and the bind function.</text:p>
          <text:p text:style-name="P14">map (additional "monadic-like" method)</text:p>
          <text:list xml:id="list7822513183157482306" text:style-name="L16">
            <text:list-item>
              <text:p text:style-name="P33"><text:span text:style-name="T1">map(Function&lt;? super T, ? extends U&gt; mapper) </text:span>applies the given function to a value if present and then returns new optional, otherwise returns an empty optional. In difference of <text:span text:style-name="T1">flatMap</text:span> it accepts a function that returns a value. It's a very useful in practice method.</text:p>
            </text:list-item>
          </text:list>
          <text:p text:style-name="Text_20_body">Other useful methods (not all):</text:p>
          <text:list xml:id="list8442412944220829398" text:style-name="L17">
            <text:list-item>
              <text:p text:style-name="P61"><text:span text:style-name="T1">isPresent()</text:span> returns true if a value is present otherwise false.</text:p>
            </text:list-item>
            <text:list-item>
              <text:p text:style-name="P61"><text:span text:style-name="T1">ifPresent(Consumer&lt;? super T&gt; consumer)</text:span> invokes the given consumer if a value is present, otherwise, do nothing.</text:p>
            </text:list-item>
            <text:list-item>
              <text:p text:style-name="P61"><text:span text:style-name="T1">get()</text:span> returns a value if present otherwise throws an exception.</text:p>
            </text:list-item>
            <text:list-item>
              <text:p text:style-name="P34"><text:span text:style-name="T1">orElse(T other)</text:span> returns the value if present otherwise returns the <text:span text:style-name="T1">other</text:span>.</text:p>
            </text:list-item>
          </text:list>
        </text:section>
      </text:section>
      <text:h text:style-name="P13" text:outline-level="2">Optional: avoiding nulls</text:h>
      <text:p text:style-name="P6"/>
      <text:p text:style-name="Text_20_body">For example, we have three classes:</text:p>
      <text:list xml:id="list2042654838244502044" text:style-name="L18">
        <text:list-item>
          <text:p text:style-name="P62">User (firstName: String, lastName: String, account: Account)</text:p>
        </text:list-item>
        <text:list-item>
          <text:p text:style-name="P62">Account (guid: UUID, bank: Bank, balance: Long)</text:p>
        </text:list-item>
        <text:list-item>
          <text:p text:style-name="P35">Bank (uniqueNumber: String, name: String)</text:p>
        </text:list-item>
      </text:list>
      <text:p text:style-name="P6"/>
      <text:p text:style-name="P6">A user may ﻿have an account and may not be. It's strange, but an account may have null in the bank field and a bank ﻿may have no name.</text:p>
      <text:p text:style-name="P6"/>
      <text:p text:style-name="P6">Let's write a method that finds a bank name for the given user if the user has an account, an account is registered in the bank, and the bank has name. Otherwise, it should returns a special value <text:span text:style-name="T1">&lt;No bank found&gt;</text:span>. Note, that the methods argument may be null as well.</text:p>
      <text:p text:style-name="P6"/>
      <text:p text:style-name="P6"><text:span text:style-name="T1">1) The first way. </text:span>There are no monads.</text:p>
      <text:p text:style-name="Text_20_body"/>
      <text:p text:style-name="Preformatted_20_Text"><text:soft-page-break/><text:span text:style-name="Source_20_Text">public static String getBankNameWhereUserHasAccount(User user) {</text:span></text:p>
      <text:p text:style-name="Preformatted_20_Text"><text:span text:style-name="Source_20_Text">    final String error = "&lt;No bank found&gt;";</text:span></text:p>
      <text:p text:style-name="Preformatted_20_Text"/>
      <text:p text:style-name="Preformatted_20_Text"><text:span text:style-name="Source_20_Text">    if (user == null) {</text:span></text:p>
      <text:p text:style-name="Preformatted_20_Text"><text:span text:style-name="Source_20_Text">        return error;</text:span></text:p>
      <text:p text:style-name="Preformatted_20_Text"><text:span text:style-name="Source_20_Text">    }</text:span></text:p>
      <text:p text:style-name="Preformatted_20_Text"/>
      <text:p text:style-name="Preformatted_20_Text"><text:span text:style-name="Source_20_Text">    final Account account = user.getAccount();</text:span></text:p>
      <text:p text:style-name="Preformatted_20_Text"><text:span text:style-name="Source_20_Text">    if (account == null) {</text:span></text:p>
      <text:p text:style-name="Preformatted_20_Text"><text:span text:style-name="Source_20_Text">    <text:s text:c="4"/>return error;</text:span></text:p>
      <text:p text:style-name="Preformatted_20_Text"><text:span text:style-name="Source_20_Text">    }</text:span></text:p>
      <text:p text:style-name="Preformatted_20_Text"/>
      <text:p text:style-name="Preformatted_20_Text"><text:span text:style-name="Source_20_Text">    final Bank bank = account.getBank();</text:span></text:p>
      <text:p text:style-name="Preformatted_20_Text"><text:span text:style-name="Source_20_Text">    if (account.getBank() == null) {</text:span></text:p>
      <text:p text:style-name="Preformatted_20_Text"><text:span text:style-name="Source_20_Text">        return error;</text:span></text:p>
      <text:p text:style-name="Preformatted_20_Text"><text:span text:style-name="Source_20_Text">    }</text:span></text:p>
      <text:p text:style-name="Preformatted_20_Text"/>
      <text:p text:style-name="Preformatted_20_Text"><text:span text:style-name="Source_20_Text">    if (bank.getName() == null) {</text:span></text:p>
      <text:p text:style-name="Preformatted_20_Text"><text:span text:style-name="Source_20_Text">        return error;</text:span></text:p>
      <text:p text:style-name="Preformatted_20_Text"><text:span text:style-name="Source_20_Text">    }</text:span></text:p>
      <text:p text:style-name="Preformatted_20_Text"><text:span text:style-name="Source_20_Text">        </text:span></text:p>
      <text:p text:style-name="Preformatted_20_Text"><text:span text:style-name="Source_20_Text">    return bank.getName();</text:span></text:p>
      <text:p text:style-name="P1"><text:span text:style-name="Source_20_Text">}</text:span></text:p>
      <text:p text:style-name="P6"/>
      <text:p text:style-name="P6">Wow! A lot of boilerplate, it's not a concise code.</text:p>
      <text:p text:style-name="P6">Of course, we could write this code a little different. But it always be non-declarative code. And it is just an example!</text:p>
      <text:p text:style-name="P6"/>
      <text:p text:style-name="P6"><text:span text:style-name="T1">2) The second way. </text:span>Let's try to avoid nulls using Optional monad.</text:p>
      <text:p text:style-name="P6"/>
      <text:p text:style-name="Text_20_body">We need to rewrite our domain model a little:</text:p>
      <text:list xml:id="list4098198559700746439" text:style-name="L19">
        <text:list-item>
          <text:p text:style-name="P63">User (firstName: String, lastName: String, <text:span text:style-name="T1">account: Optional&lt;Account&gt;</text:span>)</text:p>
        </text:list-item>
        <text:list-item>
          <text:p text:style-name="P63">Account (guid: UUID, <text:span text:style-name="T1">bank: Optional&lt;Bank&gt;</text:span>, balance: Long)</text:p>
        </text:list-item>
        <text:list-item>
          <text:p text:style-name="P36">Bank (uniqueNumber: String, name: <text:span text:style-name="T1">Optional&lt;String&gt;</text:span>)</text:p>
        </text:list-item>
      </text:list>
      <text:p text:style-name="P6"/>
      <text:p text:style-name="P6">Now, it's possible to get bank name for user this way:</text:p>
      <text:p text:style-name="Text_20_body"/>
      <text:p text:style-name="Preformatted_20_Text"><text:span text:style-name="Source_20_Text">public static String getBankNameWhereUserHasAccount(User user) {</text:span></text:p>
      <text:p text:style-name="Preformatted_20_Text"><text:span text:style-name="Source_20_Text">    return Optional.ofNullable(user)</text:span></text:p>
      <text:p text:style-name="Preformatted_20_Text"><text:span text:style-name="Source_20_Text">            .flatMap(User::getAccount)</text:span></text:p>
      <text:p text:style-name="Preformatted_20_Text"><text:span text:style-name="Source_20_Text">            .flatMap(Account::getBank)</text:span></text:p>
      <text:p text:style-name="Preformatted_20_Text"><text:span text:style-name="Source_20_Text">            .flatMap(Bank::getName)</text:span></text:p>
      <text:p text:style-name="Preformatted_20_Text"><text:span text:style-name="Source_20_Text">            .orElse("&lt;No bank found&gt;");</text:span></text:p>
      <text:p text:style-name="P1"><text:span text:style-name="Source_20_Text">}</text:span></text:p>
      <text:p text:style-name="Text_20_body"/>
      <text:p text:style-name="Text_20_body">It became much better - the code is more concise and readable.</text:p>
      <text:p text:style-name="Text_20_body">Let's write a client code and run it.</text:p>
      <text:p text:style-name="Preformatted_20_Text"><text:span text:style-name="Source_20_Text">final Bank bank = new Bank("010122113", Optional.ofNullable("The Great &amp; Reliable Bank"));</text:span></text:p>
      <text:p text:style-name="Preformatted_20_Text"><text:soft-page-break/><text:span text:style-name="Source_20_Text">final Account account = new Account(UUID.randomUUID(), Optional.ofNullable(bank), 1000L);</text:span></text:p>
      <text:p text:style-name="Preformatted_20_Text"><text:span text:style-name="Source_20_Text">final User user = new User("Lesly", "Hawk", Optional.ofNullable(account));</text:span></text:p>
      <text:p text:style-name="Preformatted_20_Text"/>
      <text:p text:style-name="P1"><text:span text:style-name="Source_20_Text">System.out.println(getBankNameWhereUserHasAccount(user));</text:span></text:p>
      <text:p text:style-name="Text_20_body">The result is:</text:p>
      <text:p text:style-name="P1"><text:span text:style-name="Source_20_Text">The Great &amp; Reliable Bank</text:span></text:p>
      <text:p text:style-name="P6"/>
      <text:p text:style-name="Text_20_body">We can pass a null in any of <text:span text:style-name="T1">Optional.ofNullable(...)</text:span>, then the result is:</text:p>
      <text:p text:style-name="P1"><text:span text:style-name="Source_20_Text">&lt;No bank found&gt;</text:span></text:p>
      <text:p text:style-name="P6"/>
      <text:p text:style-name="P6"><text:span text:style-name="T1">3) The third way. </text:span>Let's try to avoid nulls using Optional monad without rewriting the domain model.</text:p>
      <text:p text:style-name="P6"/>
      <text:p text:style-name="P6">We returned our first domain model without optional values in the class fields. But we still can write a concise code as in a second way. We need to use <text:span text:style-name="T1">map </text:span>method instead of <text:span text:style-name="T1">flatMap. </text:span>In this course, we consider <text:span text:style-name="T1">map</text:span> as an additional method for a base monad concept, because it may be combined using the base monad methods. The code is shown below.</text:p>
      <text:p text:style-name="Text_20_body"/>
      <text:p text:style-name="Preformatted_20_Text"><text:span text:style-name="Source_20_Text">public static String getBankNameWhereUserHasAccount(User user) {</text:span></text:p>
      <text:p text:style-name="Preformatted_20_Text"><text:span text:style-name="Source_20_Text">    return Optional.ofNullable(user)</text:span></text:p>
      <text:p text:style-name="Preformatted_20_Text"><text:span text:style-name="Source_20_Text">            .map(User::getAccount)</text:span></text:p>
      <text:p text:style-name="Preformatted_20_Text"><text:span text:style-name="Source_20_Text">            .map(Account::getBank)</text:span></text:p>
      <text:p text:style-name="Preformatted_20_Text"><text:span text:style-name="Source_20_Text">            .map(Bank::getName)</text:span></text:p>
      <text:p text:style-name="Preformatted_20_Text"><text:span text:style-name="Source_20_Text">            .orElse("&lt;No bank found&gt;");</text:span></text:p>
      <text:p text:style-name="P1"><text:span text:style-name="Source_20_Text">}</text:span></text:p>
      <text:p text:style-name="P6"/>
      <text:p text:style-name="P6">The client code:</text:p>
      <text:p text:style-name="Text_20_body"/>
      <text:p text:style-name="Preformatted_20_Text"><text:span text:style-name="Source_20_Text">final Bank bank = new Bank("010122113", "The Great &amp; Reliable Bank");</text:span></text:p>
      <text:p text:style-name="Preformatted_20_Text"><text:span text:style-name="Source_20_Text">final Account account = new Account(UUID.randomUUID(), bank, 1000L);</text:span></text:p>
      <text:p text:style-name="Preformatted_20_Text"><text:span text:style-name="Source_20_Text">final User user = new User("Lesly", "Hawk", account);</text:span></text:p>
      <text:p text:style-name="Preformatted_20_Text"/>
      <text:p text:style-name="P1"><text:span text:style-name="Source_20_Text">System.out.println(getBankNameWhereUserHasAccount(user));</text:span></text:p>
      <text:p text:style-name="P6"/>
      <text:p text:style-name="P6">The result is the same as before.</text:p>
      <text:p text:style-name="P6"/>
      <text:p text:style-name="P6"><text:span text:style-name="T1">Conclusion.</text:span> We considered three ways to write the same code with/without monad Optional.</text:p>
      <text:p text:style-name="P6"><text:span text:style-name="T1">The first way</text:span> is not very readable and has a lot of boilerplate (if, if, if). If your object composition is more deepest you can forget to make a "not null test" and get a <text:span text:style-name="T1">NullPointerException</text:span>.</text:p>
      <text:p text:style-name="P6"><text:span text:style-name="T1">The second way</text:span> is very concise and readable but it demanded to change the domain model. Often, it's not a very good idea, because the fields will be not serializable.</text:p>
      <text:p text:style-name="P6"><text:soft-page-break/><text:span text:style-name="T1">The third way </text:span>is also very concise and readable and does not demand to change a domain model. It's often preferred way. The method map is very useful in practice but not forget about flatMap as well.</text:p>
      <text:p text:style-name="P6"/>
      <text:p text:style-name="Text_20_body">Use cases for Optional:</text:p>
      <text:list xml:id="list4988738631336036340" text:style-name="L20">
        <text:list-item>
          <text:p text:style-name="P37"><text:a xlink:type="simple" xlink:href="https://dzone.com/articles/java-8-optional-use-cases" office:target-frame-name="_blank" xlink:show="new" text:style-name="Internet_20_link" text:visited-style-name="Visited_20_Internet_20_Link">https://dzone.com/articles/java-8-optional-use-cases</text:a></text:p>
        </text:list-item>
      </text:list>
      <text:h text:style-name="P13" text:outline-level="2">Stream is a monad</text:h>
      <text:p text:style-name="Text_20_body"><text:span text:style-name="T1">Stream </text:span>allows you to process data in more declarative way without using external cycles because it has an internal optimized cycle.</text:p>
      <text:p text:style-name="Text_20_body">It is considered in detail in the other topics of this course. Now we'll look at this from the point of view of monads. In the literature and some other programming languages it's known as a <text:span text:style-name="T1">List monad</text:span> (with some differences).</text:p>
      <text:p text:style-name="Text_20_body">The following are the "monadic" methods of <text:span text:style-name="T1">Stream&lt;T&gt;</text:span>.</text:p>
      <text:p text:style-name="P14">unit</text:p>
      <text:list xml:id="list8998913587621761631" text:style-name="L21">
        <text:list-item>
          <text:p text:style-name="P64"><text:span text:style-name="T1">Stream.of(T t)</text:span> returns a stream containing a single element</text:p>
        </text:list-item>
        <text:list-item>
          <text:p text:style-name="P64"><text:span text:style-name="T1">Stream.empty()</text:span> returns an empty stream</text:p>
        </text:list-item>
        <text:list-item>
          <text:p text:style-name="P38"><text:span text:style-name="T1">Stream.of(T... values)</text:span> return a stream with the given values</text:p>
        </text:list-item>
      </text:list>
      <text:p text:style-name="Text_20_body">Also, collections in Java 8 has another unit methods for creating a stream: <text:span text:style-name="T1">stream()</text:span> and <text:span text:style-name="T1">parallelStream()</text:span>.</text:p>
      <text:p text:style-name="P14">bind</text:p>
      <text:list xml:id="list3414379291219438454" text:style-name="L22">
        <text:list-item>
          <text:p text:style-name="P39"><text:span text:style-name="T1">flatMap(Function&lt;? super T, ? extends Stream&lt;? extends R&gt;&gt; mapper)</text:span> transform each element from a stream into another stream and concatenates all streams into one.</text:p>
        </text:list-item>
      </text:list>
      <text:p text:style-name="Text_20_body">So, <text:span text:style-name="T1">Stream&lt;T&gt;</text:span> is a monad.</text:p>
      <text:p text:style-name="P14">map (additional "monadic-like" method)</text:p>
      <text:list xml:id="list2019320082128258700" text:style-name="L23">
        <text:list-item>
          <text:p text:style-name="P40"><text:span text:style-name="T1">map(Function&lt;? super T, ? extends R&gt; mapper)</text:span> returns a stream consisting of the results of applying the given function to the elements of this stream.</text:p>
        </text:list-item>
      </text:list>
      <text:p text:style-name="Text_20_body"><text:span text:style-name="T1">Stream&lt;T&gt;</text:span>  also has a special forms of <text:span text:style-name="T1">map</text:span> and <text:span text:style-name="T1">flatMap</text:span> for mapping the values in a primitive stream. It's useful in practice but doesn't matter for the abstract monadic concept.</text:p>
      <text:p text:style-name="P5"/>
      <text:section text:style-name="Sect1" text:name="ember4766">
        <text:section text:style-name="Sect1" text:name="ember4767">
          <text:h text:style-name="P17" text:outline-level="2">Two monads: work with Stream&lt;T&gt; and Optional&lt;T&gt; together</text:h>
          <text:p text:style-name="P6"/>
          <text:p text:style-name="Text_20_body">For example, we have two classes: </text:p>
          <text:list xml:id="list559739569995966873" text:style-name="L24">
            <text:list-item>
              <text:p text:style-name="P65">User (firstName: String, lastName: String, account: List&lt;Account&gt;)</text:p>
            </text:list-item>
            <text:list-item>
              <text:p text:style-name="P41">Account (guid: UUID, balance: Long)</text:p>
            </text:list-item>
          </text:list>
          <text:p text:style-name="Text_20_body"><text:soft-page-break/>Let's write a method that finds an account of a user with the given balance. A user can have more than one account.</text:p>
          <text:p text:style-name="Preformatted_20_Text"><text:span text:style-name="Source_20_Text">public static Optional&lt;Account&gt; findAccountOfUserWithBalance(List&lt;User&gt; users, long balance) {</text:span></text:p>
          <text:p text:style-name="Preformatted_20_Text"><text:span text:style-name="Source_20_Text">    return users.stream()</text:span></text:p>
          <text:p text:style-name="Preformatted_20_Text"><text:span text:style-name="Source_20_Text">            .flatMap(u -&gt; u.getAccounts().stream())</text:span></text:p>
          <text:p text:style-name="Preformatted_20_Text"><text:span text:style-name="Source_20_Text">            .filter(account -&gt; account.getBalance() == balance)</text:span></text:p>
          <text:p text:style-name="Preformatted_20_Text"><text:span text:style-name="Source_20_Text">            .findAny();</text:span></text:p>
          <text:p text:style-name="P1"><text:span text:style-name="Source_20_Text">}</text:span></text:p>
          <text:p text:style-name="Text_20_body">We wrote the good readable code that no contains an external cycle. But we can't return an <text:span text:style-name="T1">Account</text:span>, because <text:span text:style-name="T1">findAny</text:span> method of <text:span text:style-name="T1">Stream&lt;T&gt;</text:span> returns <text:span text:style-name="T1">Optional&lt;T&gt;</text:span>. If stream is not empty (before execution of this method) the method returns an optional containing a value, otherwise it returns the empty optional.</text:p>
          <text:p text:style-name="Text_20_body">In the client code we can print suitable account if it is present, otherwise do nothing.</text:p>
          <text:p text:style-name="Preformatted_20_Text"><text:span text:style-name="Source_20_Text">final List&lt;User&gt; users = ...</text:span></text:p>
          <text:p text:style-name="Preformatted_20_Text"><text:span text:style-name="Source_20_Text">final Optional&lt;Account&gt; optAccount = findAccountOfUserWithBalance(users, 3581321);</text:span></text:p>
          <text:p text:style-name="P1"><text:span text:style-name="Source_20_Text">optAccount.ifPresent(System.out::println);</text:span></text:p>
          <text:p text:style-name="Text_20_body">Some other methods of <text:span text:style-name="T1">Stream&lt;T&gt;</text:span> also returns an <text:span text:style-name="T1">Optional&lt;T&gt;</text:span>: <text:span text:style-name="T1">findFirst</text:span>, <text:span text:style-name="T1">min</text:span>, <text:span text:style-name="T1">max</text:span> and <text:span text:style-name="T1">reduce</text:span> (without initial value). It has the same reasons - the stream may be empty.</text:p>
        </text:section>
      </text:section>
      <text:h text:style-name="P13" text:outline-level="2">nother monad: Completable Future</text:h>
      <text:p text:style-name="Text_20_body">There is another monad exists in Java 8. Its name is <text:span text:style-name="T1">CompletableFuture&lt;T&gt;</text:span>. The monad is also known as <text:span text:style-name="T1">Promise</text:span> monad<text:span text:style-name="T1">.</text:span></text:p>
      <text:p text:style-name="Text_20_body">Along with the <text:span text:style-name="T1">Future&lt;V&gt;</text:span> interface, it also implemented the <text:span text:style-name="T1">CompletionStage&lt;T&gt;</text:span> interface for defining the contract for an asynchronous computation step that can be combined with other steps. <text:span text:style-name="T1">CompletableFuture&lt;T&gt;</text:span> provides functional, monadic  methods and promoting asynchronous, event-driven programming model as opposed to blocking in older Java. </text:p>
      <text:p text:style-name="Text_20_body">This class has a lot of methods (50+ methods for composing, combining, executing async computation steps and handling error). The following are the "monadic" methods of it.</text:p>
      <text:list xml:id="list3052970998451063208" text:style-name="L25">
        <text:list-item>
          <text:p text:style-name="P42"><text:span text:style-name="T1">thenComposeAsync(Function&lt;? super T,? extends CompletionStage&lt;U&gt;&gt; fn)</text:span> returns a new <text:span text:style-name="T1">CompletionStage</text:span> that, when this stage completes normally, is executed using this stage's default asynchronous execution facility, with this stage as the argument to the supplied function. It's a <text:span text:style-name="T1">bind</text:span> function for <text:span text:style-name="T1">CompletableFuture&lt;T&gt;</text:span>.</text:p>
        </text:list-item>
      </text:list>
      <text:list xml:id="list5849459184400879614" text:style-name="L26">
        <text:list-item>
          <text:p text:style-name="P43"><text:span text:style-name="T1">thenApplyAsync(Function&lt;? super T,? extends U&gt; fn)</text:span> returns a new <text:span text:style-name="T1">CompletionStage</text:span> that, when this stage completes normally, is executed using this stage's default asynchronous execution facility, with this stage's result as the argument to the supplied function.  It's a <text:span text:style-name="T1">map</text:span> (additional for monads) function for <text:span text:style-name="T1">CompletableFuture&lt;T&gt;</text:span>.</text:p>
        </text:list-item>
      </text:list>
      <text:list xml:id="list7107092664127900273" text:style-name="L27">
        <text:list-item>
          <text:p text:style-name="P44">Also it has a lot of different methods like <text:span text:style-name="T1">unit.</text:span></text:p>
        </text:list-item>
      </text:list>
      <text:p text:style-name="Text_20_body">So, <text:span text:style-name="T1">CompletableFuture&lt;T&gt;</text:span> is also a monad.</text:p>
      <text:p text:style-name="Text_20_body">In details with examples, see:</text:p>
      <text:list xml:id="list6657093661208762324" text:style-name="L28">
        <text:list-item>
          <text:p text:style-name="P66"><text:soft-page-break/><text:a xlink:type="simple" xlink:href="http://www.nurkiewicz.com/2013/05/java-8-definitive-guide-to.html" office:target-frame-name="_blank" xlink:show="new" text:style-name="Internet_20_link" text:visited-style-name="Visited_20_Internet_20_Link">http://www.nurkiewicz.com/2013/05/java-8-definitive-guide-to.html</text:a></text:p>
        </text:list-item>
        <text:list-item>
          <text:p text:style-name="P66"><text:a xlink:type="simple" xlink:href="http://www.nurkiewicz.com/2013/05/java-8-completablefuture-in-action.html" office:target-frame-name="_blank" xlink:show="new" text:style-name="Internet_20_link" text:visited-style-name="Visited_20_Internet_20_Link">http://www.nurkiewicz.com/2013/05/java-8-completablefuture-in-action.html</text:a></text:p>
        </text:list-item>
        <text:list-item>
          <text:p text:style-name="P45"><text:a xlink:type="simple" xlink:href="http://www.deadcoderising.com/java8-writing-asynchronous-code-with-completablefuture/" office:target-frame-name="_blank" xlink:show="new" text:style-name="Internet_20_link" text:visited-style-name="Visited_20_Internet_20_Link">http://www.deadcoderising.com/java8-writing-asynchronous-code-with-completablefuture/</text:a></text:p>
        </text:list-item>
      </text:list>
      <text:p text:style-name="Text_20_body">By this, we finished the consideration of the monads which are built in Java 8.</text:p>
      <text:h text:style-name="Heading_20_2" text:outline-level="2">Another monad: hand-made Try monad</text:h>
      <text:p text:style-name="P6">Another interesting monad no presented in Java 8 is a <text:span text:style-name="T1">Try</text:span> monad.</text:p>
      <text:p text:style-name="P6"/>
      <text:p text:style-name="P6">Throwing exceptions from methods break referential transparency and introduce complex control flow. The <text:span text:style-name="T1">Try</text:span> monad offers an alternative way to manage exceptions and it allows to hide the boilerplate of repeating <text:span text:style-name="T1">try-catch</text:span> logic. This monad is a bit like <text:span text:style-name="T1">Optional</text:span>, but it allows to process any type of exceptions and wraps a value or an exception inside.</text:p>
      <text:p text:style-name="P6"/>
      <text:p text:style-name="P6">Note, the <text:span text:style-name="T1">Try</text:span> monad is built-in in the Scala standard library.</text:p>
      <text:p text:style-name="P6"/>
      <text:p text:style-name="P6">The monad <text:span text:style-name="T1">Try&lt;T&gt;</text:span> may be <text:span text:style-name="T1">success</text:span> or <text:span text:style-name="T1">failure</text:span> (if an exception happened). A typical implementation of this includes all considered "monadic-like" operations.</text:p>
      <text:p text:style-name="Text_20_body"/>
      <text:p text:style-name="P14">unit</text:p>
      <text:list xml:id="list5239519892256568473" text:style-name="L29">
        <text:list-item>
          <text:p text:style-name="P67"><text:span text:style-name="T1">Try.succes(T value)</text:span> accepts a value and returns <text:span text:style-name="T1">sucess try</text:span>.</text:p>
        </text:list-item>
        <text:list-item>
          <text:p text:style-name="P67"><text:span text:style-name="T1">Try.failure(String msg)</text:span> accepts a string (a message) and returns <text:span text:style-name="T1">failure try</text:span>.</text:p>
        </text:list-item>
        <text:list-item>
          <text:p text:style-name="P46"><text:span text:style-name="T1">Try.failure(Exception e)</text:span> accepts an exception and returns <text:span text:style-name="T1">failure try</text:span>.</text:p>
        </text:list-item>
      </text:list>
      <text:p text:style-name="P14">bind</text:p>
      <text:list xml:id="list4751000909327727936" text:style-name="L30">
        <text:list-item>
          <text:p text:style-name="P47"><text:span text:style-name="T1">flatMap(Function&lt;? super T, Optional&lt;U&gt;&gt; mapper) </text:span>applies the given function to a value if <text:span text:style-name="T1">success</text:span> and then returns new <text:span text:style-name="T1">success try</text:span>, otherwise returns the <text:span text:style-name="T1">failure try.</text:span></text:p>
        </text:list-item>
      </text:list>
      <text:p text:style-name="P14">map</text:p>
      <text:list xml:id="list1855180693248083443" text:style-name="L31">
        <text:list-item>
          <text:p text:style-name="P48"><text:span text:style-name="T1">map(Function&lt;? super T, ? extends U&gt; mapper) </text:span>applies the given function to a value if <text:span text:style-name="T1">succes</text:span> and then returns new <text:span text:style-name="T1">success try</text:span>, or otherwise returns the <text:span text:style-name="T1">failure try.</text:span></text:p>
        </text:list-item>
      </text:list>
      <text:p text:style-name="P6"/>
      <text:p text:style-name="Text_20_body">Other useful methods:</text:p>
      <text:list xml:id="list7324964342977746085" text:style-name="L32">
        <text:list-item>
          <text:p text:style-name="P68"><text:span text:style-name="T1">isSuccess()</text:span> returns true if success otherwise false</text:p>
        </text:list-item>
        <text:list-item>
          <text:p text:style-name="P68"><text:span text:style-name="T1">isFailure()</text:span> returns true if failure otherwise false</text:p>
        </text:list-item>
        <text:list-item>
          <text:p text:style-name="P68"><text:span text:style-name="T1">recover(Function&lt;? super Throwable, T&gt; f)</text:span> applies the given function if failure, otherwise returns the current <text:span text:style-name="T1">success</text:span>.</text:p>
        </text:list-item>
        <text:list-item>
          <text:p text:style-name="P68"><text:span text:style-name="T1">recoverWith(Function&lt;? super Throwable, Try&lt;T&gt;&gt; f)</text:span> applies the given function if failure, otherwise returns <text:span text:style-name="T1">success</text:span>.</text:p>
        </text:list-item>
        <text:list-item>
          <text:p text:style-name="P49"><text:span text:style-name="T1">toOptional()</text:span> returns optional of T if success, otherwise empty optional.</text:p>
        </text:list-item>
      </text:list>
      <text:p text:style-name="Text_20_body"/>
      <text:p text:style-name="Text_20_body"><text:soft-page-break/>See hand-made java implementations of <text:span text:style-name="T1">Try</text:span> monad here:</text:p>
      <text:list xml:id="list101884823609565156" text:style-name="L33">
        <text:list-item>
          <text:p text:style-name="P69"><text:a xlink:type="simple" xlink:href="https://dzone.com/articles/whats-wrong-java-8-part-iv" office:target-frame-name="_blank" xlink:show="new" text:style-name="Internet_20_link" text:visited-style-name="Visited_20_Internet_20_Link">https://dzone.com/articles/whats-wrong-java-8-part-iv</text:a></text:p>
        </text:list-item>
        <text:list-item>
          <text:p text:style-name="P69"><text:a xlink:type="simple" xlink:href="https://github.com/aol/cyclops/wiki/try-:-functional-exception-handling-for-java-8" office:target-frame-name="_blank" xlink:show="new" text:style-name="Internet_20_link" text:visited-style-name="Visited_20_Internet_20_Link">https://github.com/aol/cyclops/wiki/try-:-functional-exception-handling-for-java-8</text:a></text:p>
        </text:list-item>
        <text:list-item>
          <text:p text:style-name="P50"><text:a xlink:type="simple" xlink:href="https://github.com/jasongoodwin/better-java-monads" office:target-frame-name="_blank" xlink:show="new" text:style-name="Internet_20_link" text:visited-style-name="Visited_20_Internet_20_Link">https://github.com/jasongoodwin/better-java-monads</text:a></text:p>
        </text:list-item>
      </text:list>
      <text:p text:style-name="P6">By this, we finished the consideration of the monads.</text:p>
      <text:p text:style-name="Text_20_body">you can see Try implementation in io.vavr library for Java <text:a xlink:type="simple" xlink:href="http://www.vavr.io/vavr-docs/" text:style-name="Internet_20_link" text:visited-style-name="Visited_20_Internet_20_Link">http://www.vavr.io/vavr-docs/</text:a>﻿</text:p>
      <text:p text:style-name="Text_20_body">Also as a source I can recommend the book: <text:span text:style-name="T3">Raoul-Gabriel Urma, Mario Fusco, and Alan Mycroft. Java 8 in Action.</text:span><text:span text:style-name="T6">﻿</text:span></text:p>
      <text:p text:style-name="Text_20_body">Besides there are a lot in useful and interesting video in the Internet about Stream API from Tagir Valeev. For instance:</text:p>
      <text:p text:style-name="Text_20_body">- ﻿<text:a xlink:type="simple" xlink:href="https://www.youtube.com/watch?v=TPHMyVyktsw" office:target-frame-name="_blank" xlink:show="new" text:style-name="Internet_20_link" text:visited-style-name="Visited_20_Internet_20_Link">https://www.youtube.com/watch?v=TPHMyVyktsw</text:a>﻿</text:p>
      <text:p text:style-name="Text_20_body">- <text:a xlink:type="simple" xlink:href="https://www.youtube.com/watch?v=vxikpWnnnCU" office:target-frame-name="_blank" xlink:show="new" text:style-name="Internet_20_link" text:visited-style-name="Visited_20_Internet_20_Link">https://www.youtube.com/watch?v=vxikpWnnnCU</text:a>﻿</text:p>
      <text:p text:style-name="P16"><text:a xlink:type="simple" xlink:href="https://medium.com/beingprofessional/understanding-functor-and-monad-with-a-bag-of-peanuts-8fa702b3f69e" text:style-name="Internet_20_link" text:visited-style-name="Visited_20_Internet_20_Link">https://medium.com/beingprofessional/understanding-functor-and-monad-with-a-bag-of-peanuts-8fa702b3f69e</text:a></text:p>
      <text:p text:style-name="P16"><text:a xlink:type="simple" xlink:href="https://lex-kravetski.livejournal.com/540744.html" text:style-name="Internet_20_link" text:visited-style-name="Visited_20_Internet_20_Link">https://lex-kravetski.livejournal.com/540744.html</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6T20:03:54.103293623</meta:creation-date>
    <dc:date>2021-11-10T22:18:02.991137142</dc:date>
    <meta:editing-duration>PT2H19M3S</meta:editing-duration>
    <meta:editing-cycles>27</meta:editing-cycles>
    <meta:generator>LibreOffice/5.1.2.2$Linux_X86_64 LibreOffice_project/10m0$Build-2</meta:generator>
    <meta:document-statistic meta:table-count="0" meta:image-count="0" meta:object-count="0" meta:page-count="26" meta:paragraph-count="693" meta:word-count="5870" meta:character-count="42655" meta:non-whitespace-character-count="35292"/>
  </office:meta>
</office:document-meta>
</file>